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/>
    </style:style>
    <style:style style:name="gr2" style:family="graphic" style:parent-style-name="standard">
      <style:graphic-properties draw:stroke="solid" svg:stroke-color="#ff0000" draw:fill="none"/>
    </style:style>
    <style:style style:name="gr3" style:family="graphic" style:parent-style-name="standard">
      <style:graphic-properties svg:stroke-color="#ff0000" draw:fill="none" draw:fill-color="#ff0000" draw:textarea-horizontal-align="justify" draw:textarea-vertical-align="middle" draw:auto-grow-height="false"/>
    </style:style>
    <style:style style:name="gr4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master-page3">
        <draw:line draw:style-name="gr1" draw:layer="layout" svg:x1="13.999cm" svg:y1="55.999cm" svg:x2="15.032cm" svg:y2="55.999cm">
          <text:p/>
        </draw:line>
        <draw:line draw:style-name="gr1" draw:layer="layout" svg:x1="15.032cm" svg:y1="55.5cm" svg:x2="15.032cm" svg:y2="55.999cm">
          <text:p/>
        </draw:line>
        <draw:line draw:style-name="gr1" draw:layer="layout" svg:x1="15.032cm" svg:y1="55.5cm" svg:x2="16.064cm" svg:y2="55.5cm">
          <text:p/>
        </draw:line>
        <draw:line draw:style-name="gr1" draw:layer="layout" svg:x1="16.064cm" svg:y1="55.5cm" svg:x2="16.064cm" svg:y2="55.999cm">
          <text:p/>
        </draw:line>
        <draw:line draw:style-name="gr1" draw:layer="layout" svg:x1="16.064cm" svg:y1="55.999cm" svg:x2="17.096cm" svg:y2="55.999cm">
          <text:p/>
        </draw:line>
        <draw:line draw:style-name="gr1" draw:layer="layout" svg:x1="17.096cm" svg:y1="55.5cm" svg:x2="17.096cm" svg:y2="55.999cm">
          <text:p/>
        </draw:line>
        <draw:line draw:style-name="gr1" draw:layer="layout" svg:x1="17.096cm" svg:y1="55.5cm" svg:x2="18.128cm" svg:y2="55.5cm">
          <text:p/>
        </draw:line>
        <draw:line draw:style-name="gr1" draw:layer="layout" svg:x1="18.128cm" svg:y1="55.5cm" svg:x2="18.128cm" svg:y2="55.999cm">
          <text:p/>
        </draw:line>
        <draw:line draw:style-name="gr1" draw:layer="layout" svg:x1="18.128cm" svg:y1="55.999cm" svg:x2="19.161cm" svg:y2="55.999cm">
          <text:p/>
        </draw:line>
        <draw:line draw:style-name="gr1" draw:layer="layout" svg:x1="19.161cm" svg:y1="55.5cm" svg:x2="19.161cm" svg:y2="55.999cm">
          <text:p/>
        </draw:line>
        <draw:line draw:style-name="gr1" draw:layer="layout" svg:x1="19.161cm" svg:y1="55.5cm" svg:x2="20.193cm" svg:y2="55.5cm">
          <text:p/>
        </draw:line>
        <draw:line draw:style-name="gr1" draw:layer="layout" svg:x1="20.193cm" svg:y1="55.5cm" svg:x2="20.193cm" svg:y2="55.999cm">
          <text:p/>
        </draw:line>
        <draw:line draw:style-name="gr1" draw:layer="layout" svg:x1="20.193cm" svg:y1="55.999cm" svg:x2="21.225cm" svg:y2="55.999cm">
          <text:p/>
        </draw:line>
        <draw:line draw:style-name="gr1" draw:layer="layout" svg:x1="21.225cm" svg:y1="55.5cm" svg:x2="21.225cm" svg:y2="55.999cm">
          <text:p/>
        </draw:line>
        <draw:line draw:style-name="gr1" draw:layer="layout" svg:x1="21.225cm" svg:y1="55.5cm" svg:x2="22.258cm" svg:y2="55.5cm">
          <text:p/>
        </draw:line>
        <draw:line draw:style-name="gr1" draw:layer="layout" svg:x1="22.258cm" svg:y1="55.5cm" svg:x2="22.258cm" svg:y2="55.999cm">
          <text:p/>
        </draw:line>
        <draw:line draw:style-name="gr1" draw:layer="layout" svg:x1="22.258cm" svg:y1="55.999cm" svg:x2="23.29cm" svg:y2="55.999cm">
          <text:p/>
        </draw:line>
        <draw:line draw:style-name="gr1" draw:layer="layout" svg:x1="23.29cm" svg:y1="55.5cm" svg:x2="23.29cm" svg:y2="55.999cm">
          <text:p/>
        </draw:line>
        <draw:line draw:style-name="gr1" draw:layer="layout" svg:x1="23.29cm" svg:y1="55.5cm" svg:x2="24.322cm" svg:y2="55.5cm">
          <text:p/>
        </draw:line>
        <draw:line draw:style-name="gr1" draw:layer="layout" svg:x1="24.322cm" svg:y1="55.5cm" svg:x2="24.322cm" svg:y2="55.999cm">
          <text:p/>
        </draw:line>
        <draw:line draw:style-name="gr1" draw:layer="layout" svg:x1="24.322cm" svg:y1="55.999cm" svg:x2="25.354cm" svg:y2="55.999cm">
          <text:p/>
        </draw:line>
        <draw:line draw:style-name="gr1" draw:layer="layout" svg:x1="25.354cm" svg:y1="55.5cm" svg:x2="25.354cm" svg:y2="55.999cm">
          <text:p/>
        </draw:line>
        <draw:line draw:style-name="gr1" draw:layer="layout" svg:x1="25.354cm" svg:y1="55.5cm" svg:x2="26.387cm" svg:y2="55.5cm">
          <text:p/>
        </draw:line>
        <draw:line draw:style-name="gr1" draw:layer="layout" svg:x1="26.387cm" svg:y1="55.5cm" svg:x2="26.387cm" svg:y2="55.999cm">
          <text:p/>
        </draw:line>
        <draw:line draw:style-name="gr1" draw:layer="layout" svg:x1="26.387cm" svg:y1="55.999cm" svg:x2="27.419cm" svg:y2="55.999cm">
          <text:p/>
        </draw:line>
        <draw:line draw:style-name="gr1" draw:layer="layout" svg:x1="27.419cm" svg:y1="55.5cm" svg:x2="27.419cm" svg:y2="55.999cm">
          <text:p/>
        </draw:line>
        <draw:line draw:style-name="gr1" draw:layer="layout" svg:x1="27.419cm" svg:y1="55.5cm" svg:x2="28.451cm" svg:y2="55.5cm">
          <text:p/>
        </draw:line>
        <draw:line draw:style-name="gr1" draw:layer="layout" svg:x1="28.451cm" svg:y1="55.5cm" svg:x2="28.451cm" svg:y2="55.999cm">
          <text:p/>
        </draw:line>
        <draw:line draw:style-name="gr1" draw:layer="layout" svg:x1="28.451cm" svg:y1="55.999cm" svg:x2="29.483cm" svg:y2="55.999cm">
          <text:p/>
        </draw:line>
        <draw:line draw:style-name="gr1" draw:layer="layout" svg:x1="29.483cm" svg:y1="55.5cm" svg:x2="29.483cm" svg:y2="55.999cm">
          <text:p/>
        </draw:line>
        <draw:line draw:style-name="gr1" draw:layer="layout" svg:x1="29.483cm" svg:y1="55.5cm" svg:x2="30.515cm" svg:y2="55.5cm">
          <text:p/>
        </draw:line>
        <draw:line draw:style-name="gr1" draw:layer="layout" svg:x1="30.515cm" svg:y1="55.5cm" svg:x2="30.515cm" svg:y2="55.999cm">
          <text:p/>
        </draw:line>
        <draw:line draw:style-name="gr1" draw:layer="layout" svg:x1="30.515cm" svg:y1="55.999cm" svg:x2="31.548cm" svg:y2="55.999cm">
          <text:p/>
        </draw:line>
        <draw:line draw:style-name="gr1" draw:layer="layout" svg:x1="31.548cm" svg:y1="55.5cm" svg:x2="31.548cm" svg:y2="55.999cm">
          <text:p/>
        </draw:line>
        <draw:line draw:style-name="gr1" draw:layer="layout" svg:x1="31.548cm" svg:y1="55.5cm" svg:x2="32.58cm" svg:y2="55.5cm">
          <text:p/>
        </draw:line>
        <draw:line draw:style-name="gr1" draw:layer="layout" svg:x1="32.58cm" svg:y1="55.5cm" svg:x2="32.58cm" svg:y2="55.999cm">
          <text:p/>
        </draw:line>
        <draw:line draw:style-name="gr1" draw:layer="layout" svg:x1="32.58cm" svg:y1="55.999cm" svg:x2="33.613cm" svg:y2="55.999cm">
          <text:p/>
        </draw:line>
        <draw:line draw:style-name="gr1" draw:layer="layout" svg:x1="33.613cm" svg:y1="55.5cm" svg:x2="33.613cm" svg:y2="55.999cm">
          <text:p/>
        </draw:line>
        <draw:line draw:style-name="gr1" draw:layer="layout" svg:x1="33.613cm" svg:y1="55.5cm" svg:x2="34.645cm" svg:y2="55.5cm">
          <text:p/>
        </draw:line>
        <draw:line draw:style-name="gr1" draw:layer="layout" svg:x1="34.645cm" svg:y1="55.5cm" svg:x2="34.645cm" svg:y2="55.999cm">
          <text:p/>
        </draw:line>
        <draw:line draw:style-name="gr1" draw:layer="layout" svg:x1="34.645cm" svg:y1="55.999cm" svg:x2="35.677cm" svg:y2="55.999cm">
          <text:p/>
        </draw:line>
        <draw:line draw:style-name="gr1" draw:layer="layout" svg:x1="35.677cm" svg:y1="55.5cm" svg:x2="35.677cm" svg:y2="55.999cm">
          <text:p/>
        </draw:line>
        <draw:line draw:style-name="gr1" draw:layer="layout" svg:x1="35.677cm" svg:y1="55.5cm" svg:x2="36.709cm" svg:y2="55.5cm">
          <text:p/>
        </draw:line>
        <draw:line draw:style-name="gr1" draw:layer="layout" svg:x1="36.709cm" svg:y1="55.5cm" svg:x2="36.709cm" svg:y2="55.999cm">
          <text:p/>
        </draw:line>
        <draw:line draw:style-name="gr1" draw:layer="layout" svg:x1="36.709cm" svg:y1="55.999cm" svg:x2="37.741cm" svg:y2="55.999cm">
          <text:p/>
        </draw:line>
        <draw:line draw:style-name="gr1" draw:layer="layout" svg:x1="37.741cm" svg:y1="55.5cm" svg:x2="37.741cm" svg:y2="55.999cm">
          <text:p/>
        </draw:line>
        <draw:line draw:style-name="gr1" draw:layer="layout" svg:x1="37.741cm" svg:y1="55.5cm" svg:x2="38.774cm" svg:y2="55.5cm">
          <text:p/>
        </draw:line>
        <draw:line draw:style-name="gr1" draw:layer="layout" svg:x1="38.774cm" svg:y1="55.5cm" svg:x2="38.774cm" svg:y2="55.999cm">
          <text:p/>
        </draw:line>
        <draw:line draw:style-name="gr1" draw:layer="layout" svg:x1="38.774cm" svg:y1="55.999cm" svg:x2="39.806cm" svg:y2="55.999cm">
          <text:p/>
        </draw:line>
        <draw:line draw:style-name="gr1" draw:layer="layout" svg:x1="39.806cm" svg:y1="55.5cm" svg:x2="39.806cm" svg:y2="55.999cm">
          <text:p/>
        </draw:line>
        <draw:line draw:style-name="gr1" draw:layer="layout" svg:x1="39.806cm" svg:y1="55.5cm" svg:x2="40.838cm" svg:y2="55.5cm">
          <text:p/>
        </draw:line>
        <draw:line draw:style-name="gr1" draw:layer="layout" svg:x1="40.838cm" svg:y1="55.5cm" svg:x2="40.838cm" svg:y2="55.999cm">
          <text:p/>
        </draw:line>
        <draw:line draw:style-name="gr1" draw:layer="layout" svg:x1="40.838cm" svg:y1="55.999cm" svg:x2="41.87cm" svg:y2="55.999cm">
          <text:p/>
        </draw:line>
        <draw:line draw:style-name="gr1" draw:layer="layout" svg:x1="41.87cm" svg:y1="55.5cm" svg:x2="41.87cm" svg:y2="55.999cm">
          <text:p/>
        </draw:line>
        <draw:line draw:style-name="gr1" draw:layer="layout" svg:x1="41.87cm" svg:y1="55.5cm" svg:x2="42.903cm" svg:y2="55.5cm">
          <text:p/>
        </draw:line>
        <draw:line draw:style-name="gr1" draw:layer="layout" svg:x1="42.903cm" svg:y1="55.5cm" svg:x2="42.903cm" svg:y2="55.999cm">
          <text:p/>
        </draw:line>
        <draw:line draw:style-name="gr1" draw:layer="layout" svg:x1="42.903cm" svg:y1="55.999cm" svg:x2="43.935cm" svg:y2="55.999cm">
          <text:p/>
        </draw:line>
        <draw:line draw:style-name="gr1" draw:layer="layout" svg:x1="43.935cm" svg:y1="55.5cm" svg:x2="43.935cm" svg:y2="55.999cm">
          <text:p/>
        </draw:line>
        <draw:line draw:style-name="gr1" draw:layer="layout" svg:x1="43.935cm" svg:y1="55.5cm" svg:x2="44.967cm" svg:y2="55.5cm">
          <text:p/>
        </draw:line>
        <draw:line draw:style-name="gr1" draw:layer="layout" svg:x1="44.967cm" svg:y1="55.5cm" svg:x2="44.967cm" svg:y2="55.999cm">
          <text:p/>
        </draw:line>
        <draw:line draw:style-name="gr1" draw:layer="layout" svg:x1="44.967cm" svg:y1="55.999cm" svg:x2="45.499cm" svg:y2="55.999cm">
          <text:p/>
        </draw:line>
        <draw:line draw:style-name="gr1" draw:layer="layout" svg:x1="13.999cm" svg:y1="41.999cm" svg:x2="15.032cm" svg:y2="41.999cm">
          <text:p/>
        </draw:line>
        <draw:line draw:style-name="gr1" draw:layer="layout" svg:x1="15.032cm" svg:y1="41.999cm" svg:x2="15.032cm" svg:y2="42.5cm">
          <text:p/>
        </draw:line>
        <draw:line draw:style-name="gr1" draw:layer="layout" svg:x1="15.032cm" svg:y1="42.5cm" svg:x2="16.064cm" svg:y2="42.5cm">
          <text:p/>
        </draw:line>
        <draw:line draw:style-name="gr1" draw:layer="layout" svg:x1="16.064cm" svg:y1="41.999cm" svg:x2="16.064cm" svg:y2="42.5cm">
          <text:p/>
        </draw:line>
        <draw:line draw:style-name="gr1" draw:layer="layout" svg:x1="16.064cm" svg:y1="41.999cm" svg:x2="17.096cm" svg:y2="41.999cm">
          <text:p/>
        </draw:line>
        <draw:line draw:style-name="gr1" draw:layer="layout" svg:x1="17.096cm" svg:y1="41.999cm" svg:x2="17.096cm" svg:y2="42.5cm">
          <text:p/>
        </draw:line>
        <draw:line draw:style-name="gr1" draw:layer="layout" svg:x1="17.096cm" svg:y1="42.5cm" svg:x2="18.128cm" svg:y2="42.5cm">
          <text:p/>
        </draw:line>
        <draw:line draw:style-name="gr1" draw:layer="layout" svg:x1="18.128cm" svg:y1="41.999cm" svg:x2="18.128cm" svg:y2="42.5cm">
          <text:p/>
        </draw:line>
        <draw:line draw:style-name="gr1" draw:layer="layout" svg:x1="18.128cm" svg:y1="41.999cm" svg:x2="19.161cm" svg:y2="41.999cm">
          <text:p/>
        </draw:line>
        <draw:line draw:style-name="gr1" draw:layer="layout" svg:x1="19.161cm" svg:y1="41.999cm" svg:x2="19.161cm" svg:y2="42.5cm">
          <text:p/>
        </draw:line>
        <draw:line draw:style-name="gr1" draw:layer="layout" svg:x1="19.161cm" svg:y1="42.5cm" svg:x2="20.193cm" svg:y2="42.5cm">
          <text:p/>
        </draw:line>
        <draw:line draw:style-name="gr1" draw:layer="layout" svg:x1="20.193cm" svg:y1="41.999cm" svg:x2="20.193cm" svg:y2="42.5cm">
          <text:p/>
        </draw:line>
        <draw:line draw:style-name="gr1" draw:layer="layout" svg:x1="20.193cm" svg:y1="41.999cm" svg:x2="21.225cm" svg:y2="41.999cm">
          <text:p/>
        </draw:line>
        <draw:line draw:style-name="gr1" draw:layer="layout" svg:x1="21.225cm" svg:y1="41.999cm" svg:x2="21.225cm" svg:y2="42.5cm">
          <text:p/>
        </draw:line>
        <draw:line draw:style-name="gr1" draw:layer="layout" svg:x1="21.225cm" svg:y1="42.5cm" svg:x2="22.258cm" svg:y2="42.5cm">
          <text:p/>
        </draw:line>
        <draw:line draw:style-name="gr1" draw:layer="layout" svg:x1="22.258cm" svg:y1="41.999cm" svg:x2="22.258cm" svg:y2="42.5cm">
          <text:p/>
        </draw:line>
        <draw:line draw:style-name="gr1" draw:layer="layout" svg:x1="22.258cm" svg:y1="41.999cm" svg:x2="23.29cm" svg:y2="41.999cm">
          <text:p/>
        </draw:line>
        <draw:line draw:style-name="gr1" draw:layer="layout" svg:x1="23.29cm" svg:y1="41.999cm" svg:x2="23.29cm" svg:y2="42.5cm">
          <text:p/>
        </draw:line>
        <draw:line draw:style-name="gr1" draw:layer="layout" svg:x1="23.29cm" svg:y1="42.5cm" svg:x2="24.322cm" svg:y2="42.5cm">
          <text:p/>
        </draw:line>
        <draw:line draw:style-name="gr1" draw:layer="layout" svg:x1="24.322cm" svg:y1="41.999cm" svg:x2="24.322cm" svg:y2="42.5cm">
          <text:p/>
        </draw:line>
        <draw:line draw:style-name="gr1" draw:layer="layout" svg:x1="24.322cm" svg:y1="41.999cm" svg:x2="25.354cm" svg:y2="41.999cm">
          <text:p/>
        </draw:line>
        <draw:line draw:style-name="gr1" draw:layer="layout" svg:x1="25.354cm" svg:y1="41.999cm" svg:x2="25.354cm" svg:y2="42.5cm">
          <text:p/>
        </draw:line>
        <draw:line draw:style-name="gr1" draw:layer="layout" svg:x1="25.354cm" svg:y1="42.5cm" svg:x2="26.387cm" svg:y2="42.5cm">
          <text:p/>
        </draw:line>
        <draw:line draw:style-name="gr1" draw:layer="layout" svg:x1="26.387cm" svg:y1="41.999cm" svg:x2="26.387cm" svg:y2="42.5cm">
          <text:p/>
        </draw:line>
        <draw:line draw:style-name="gr1" draw:layer="layout" svg:x1="26.387cm" svg:y1="41.999cm" svg:x2="27.419cm" svg:y2="41.999cm">
          <text:p/>
        </draw:line>
        <draw:line draw:style-name="gr1" draw:layer="layout" svg:x1="27.419cm" svg:y1="41.999cm" svg:x2="27.419cm" svg:y2="42.5cm">
          <text:p/>
        </draw:line>
        <draw:line draw:style-name="gr1" draw:layer="layout" svg:x1="27.419cm" svg:y1="42.5cm" svg:x2="28.451cm" svg:y2="42.5cm">
          <text:p/>
        </draw:line>
        <draw:line draw:style-name="gr1" draw:layer="layout" svg:x1="28.451cm" svg:y1="41.999cm" svg:x2="28.451cm" svg:y2="42.5cm">
          <text:p/>
        </draw:line>
        <draw:line draw:style-name="gr1" draw:layer="layout" svg:x1="28.451cm" svg:y1="41.999cm" svg:x2="29.483cm" svg:y2="41.999cm">
          <text:p/>
        </draw:line>
        <draw:line draw:style-name="gr1" draw:layer="layout" svg:x1="29.483cm" svg:y1="41.999cm" svg:x2="29.483cm" svg:y2="42.5cm">
          <text:p/>
        </draw:line>
        <draw:line draw:style-name="gr1" draw:layer="layout" svg:x1="29.483cm" svg:y1="42.5cm" svg:x2="30.515cm" svg:y2="42.5cm">
          <text:p/>
        </draw:line>
        <draw:line draw:style-name="gr1" draw:layer="layout" svg:x1="30.515cm" svg:y1="41.999cm" svg:x2="30.515cm" svg:y2="42.5cm">
          <text:p/>
        </draw:line>
        <draw:line draw:style-name="gr1" draw:layer="layout" svg:x1="30.515cm" svg:y1="41.999cm" svg:x2="31.548cm" svg:y2="41.999cm">
          <text:p/>
        </draw:line>
        <draw:line draw:style-name="gr1" draw:layer="layout" svg:x1="31.548cm" svg:y1="41.999cm" svg:x2="31.548cm" svg:y2="42.5cm">
          <text:p/>
        </draw:line>
        <draw:line draw:style-name="gr1" draw:layer="layout" svg:x1="31.548cm" svg:y1="42.5cm" svg:x2="32.58cm" svg:y2="42.5cm">
          <text:p/>
        </draw:line>
        <draw:line draw:style-name="gr1" draw:layer="layout" svg:x1="32.58cm" svg:y1="41.999cm" svg:x2="32.58cm" svg:y2="42.5cm">
          <text:p/>
        </draw:line>
        <draw:line draw:style-name="gr1" draw:layer="layout" svg:x1="32.58cm" svg:y1="41.999cm" svg:x2="33.613cm" svg:y2="41.999cm">
          <text:p/>
        </draw:line>
        <draw:line draw:style-name="gr1" draw:layer="layout" svg:x1="33.613cm" svg:y1="41.999cm" svg:x2="33.613cm" svg:y2="42.5cm">
          <text:p/>
        </draw:line>
        <draw:line draw:style-name="gr1" draw:layer="layout" svg:x1="33.613cm" svg:y1="42.5cm" svg:x2="34.645cm" svg:y2="42.5cm">
          <text:p/>
        </draw:line>
        <draw:line draw:style-name="gr1" draw:layer="layout" svg:x1="34.645cm" svg:y1="41.999cm" svg:x2="34.645cm" svg:y2="42.5cm">
          <text:p/>
        </draw:line>
        <draw:line draw:style-name="gr1" draw:layer="layout" svg:x1="34.645cm" svg:y1="41.999cm" svg:x2="35.677cm" svg:y2="41.999cm">
          <text:p/>
        </draw:line>
        <draw:line draw:style-name="gr1" draw:layer="layout" svg:x1="35.677cm" svg:y1="41.999cm" svg:x2="35.677cm" svg:y2="42.5cm">
          <text:p/>
        </draw:line>
        <draw:line draw:style-name="gr1" draw:layer="layout" svg:x1="35.677cm" svg:y1="42.5cm" svg:x2="36.709cm" svg:y2="42.5cm">
          <text:p/>
        </draw:line>
        <draw:line draw:style-name="gr1" draw:layer="layout" svg:x1="36.709cm" svg:y1="41.999cm" svg:x2="36.709cm" svg:y2="42.5cm">
          <text:p/>
        </draw:line>
        <draw:line draw:style-name="gr1" draw:layer="layout" svg:x1="36.709cm" svg:y1="41.999cm" svg:x2="37.741cm" svg:y2="41.999cm">
          <text:p/>
        </draw:line>
        <draw:line draw:style-name="gr1" draw:layer="layout" svg:x1="37.741cm" svg:y1="41.999cm" svg:x2="37.741cm" svg:y2="42.5cm">
          <text:p/>
        </draw:line>
        <draw:line draw:style-name="gr1" draw:layer="layout" svg:x1="37.741cm" svg:y1="42.5cm" svg:x2="38.774cm" svg:y2="42.5cm">
          <text:p/>
        </draw:line>
        <draw:line draw:style-name="gr1" draw:layer="layout" svg:x1="38.774cm" svg:y1="41.999cm" svg:x2="38.774cm" svg:y2="42.5cm">
          <text:p/>
        </draw:line>
        <draw:line draw:style-name="gr1" draw:layer="layout" svg:x1="38.774cm" svg:y1="41.999cm" svg:x2="39.806cm" svg:y2="41.999cm">
          <text:p/>
        </draw:line>
        <draw:line draw:style-name="gr1" draw:layer="layout" svg:x1="39.806cm" svg:y1="41.999cm" svg:x2="39.806cm" svg:y2="42.5cm">
          <text:p/>
        </draw:line>
        <draw:line draw:style-name="gr1" draw:layer="layout" svg:x1="39.806cm" svg:y1="42.5cm" svg:x2="40.838cm" svg:y2="42.5cm">
          <text:p/>
        </draw:line>
        <draw:line draw:style-name="gr1" draw:layer="layout" svg:x1="40.838cm" svg:y1="41.999cm" svg:x2="40.838cm" svg:y2="42.5cm">
          <text:p/>
        </draw:line>
        <draw:line draw:style-name="gr1" draw:layer="layout" svg:x1="40.838cm" svg:y1="41.999cm" svg:x2="41.87cm" svg:y2="41.999cm">
          <text:p/>
        </draw:line>
        <draw:line draw:style-name="gr1" draw:layer="layout" svg:x1="41.87cm" svg:y1="41.999cm" svg:x2="41.87cm" svg:y2="42.5cm">
          <text:p/>
        </draw:line>
        <draw:line draw:style-name="gr1" draw:layer="layout" svg:x1="41.87cm" svg:y1="42.5cm" svg:x2="42.903cm" svg:y2="42.5cm">
          <text:p/>
        </draw:line>
        <draw:line draw:style-name="gr1" draw:layer="layout" svg:x1="42.903cm" svg:y1="41.999cm" svg:x2="42.903cm" svg:y2="42.5cm">
          <text:p/>
        </draw:line>
        <draw:line draw:style-name="gr1" draw:layer="layout" svg:x1="42.903cm" svg:y1="41.999cm" svg:x2="43.935cm" svg:y2="41.999cm">
          <text:p/>
        </draw:line>
        <draw:line draw:style-name="gr1" draw:layer="layout" svg:x1="43.935cm" svg:y1="41.999cm" svg:x2="43.935cm" svg:y2="42.5cm">
          <text:p/>
        </draw:line>
        <draw:line draw:style-name="gr1" draw:layer="layout" svg:x1="43.935cm" svg:y1="42.5cm" svg:x2="44.967cm" svg:y2="42.5cm">
          <text:p/>
        </draw:line>
        <draw:line draw:style-name="gr1" draw:layer="layout" svg:x1="44.967cm" svg:y1="41.999cm" svg:x2="44.967cm" svg:y2="42.5cm">
          <text:p/>
        </draw:line>
        <draw:line draw:style-name="gr1" draw:layer="layout" svg:x1="44.967cm" svg:y1="41.999cm" svg:x2="45.499cm" svg:y2="41.999cm">
          <text:p/>
        </draw:line>
        <draw:line draw:style-name="gr1" draw:layer="layout" svg:x1="13.999cm" svg:y1="55.999cm" svg:x2="13.999cm" svg:y2="54.923cm">
          <text:p/>
        </draw:line>
        <draw:line draw:style-name="gr1" draw:layer="layout" svg:x1="14.499cm" svg:y1="54.923cm" svg:x2="13.999cm" svg:y2="54.923cm">
          <text:p/>
        </draw:line>
        <draw:line draw:style-name="gr1" draw:layer="layout" svg:x1="14.499cm" svg:y1="54.923cm" svg:x2="14.499cm" svg:y2="53.846cm">
          <text:p/>
        </draw:line>
        <draw:line draw:style-name="gr1" draw:layer="layout" svg:x1="14.499cm" svg:y1="53.846cm" svg:x2="13.999cm" svg:y2="53.846cm">
          <text:p/>
        </draw:line>
        <draw:line draw:style-name="gr1" draw:layer="layout" svg:x1="13.999cm" svg:y1="53.846cm" svg:x2="13.999cm" svg:y2="52.769cm">
          <text:p/>
        </draw:line>
        <draw:line draw:style-name="gr1" draw:layer="layout" svg:x1="14.499cm" svg:y1="52.769cm" svg:x2="13.999cm" svg:y2="52.769cm">
          <text:p/>
        </draw:line>
        <draw:line draw:style-name="gr1" draw:layer="layout" svg:x1="14.499cm" svg:y1="52.769cm" svg:x2="14.499cm" svg:y2="51.692cm">
          <text:p/>
        </draw:line>
        <draw:line draw:style-name="gr1" draw:layer="layout" svg:x1="14.499cm" svg:y1="51.692cm" svg:x2="13.999cm" svg:y2="51.692cm">
          <text:p/>
        </draw:line>
        <draw:line draw:style-name="gr1" draw:layer="layout" svg:x1="13.999cm" svg:y1="51.692cm" svg:x2="13.999cm" svg:y2="50.615cm">
          <text:p/>
        </draw:line>
        <draw:line draw:style-name="gr1" draw:layer="layout" svg:x1="14.499cm" svg:y1="50.615cm" svg:x2="13.999cm" svg:y2="50.615cm">
          <text:p/>
        </draw:line>
        <draw:line draw:style-name="gr1" draw:layer="layout" svg:x1="14.499cm" svg:y1="50.615cm" svg:x2="14.499cm" svg:y2="49.538cm">
          <text:p/>
        </draw:line>
        <draw:line draw:style-name="gr1" draw:layer="layout" svg:x1="14.499cm" svg:y1="49.538cm" svg:x2="13.999cm" svg:y2="49.538cm">
          <text:p/>
        </draw:line>
        <draw:line draw:style-name="gr1" draw:layer="layout" svg:x1="13.999cm" svg:y1="49.538cm" svg:x2="13.999cm" svg:y2="48.461cm">
          <text:p/>
        </draw:line>
        <draw:line draw:style-name="gr1" draw:layer="layout" svg:x1="14.499cm" svg:y1="48.461cm" svg:x2="13.999cm" svg:y2="48.461cm">
          <text:p/>
        </draw:line>
        <draw:line draw:style-name="gr1" draw:layer="layout" svg:x1="14.499cm" svg:y1="48.461cm" svg:x2="14.499cm" svg:y2="47.384cm">
          <text:p/>
        </draw:line>
        <draw:line draw:style-name="gr1" draw:layer="layout" svg:x1="14.499cm" svg:y1="47.384cm" svg:x2="13.999cm" svg:y2="47.384cm">
          <text:p/>
        </draw:line>
        <draw:line draw:style-name="gr1" draw:layer="layout" svg:x1="13.999cm" svg:y1="47.384cm" svg:x2="13.999cm" svg:y2="46.307cm">
          <text:p/>
        </draw:line>
        <draw:line draw:style-name="gr1" draw:layer="layout" svg:x1="14.499cm" svg:y1="46.307cm" svg:x2="13.999cm" svg:y2="46.307cm">
          <text:p/>
        </draw:line>
        <draw:line draw:style-name="gr1" draw:layer="layout" svg:x1="14.499cm" svg:y1="46.307cm" svg:x2="14.499cm" svg:y2="45.23cm">
          <text:p/>
        </draw:line>
        <draw:line draw:style-name="gr1" draw:layer="layout" svg:x1="14.499cm" svg:y1="45.23cm" svg:x2="13.999cm" svg:y2="45.23cm">
          <text:p/>
        </draw:line>
        <draw:line draw:style-name="gr1" draw:layer="layout" svg:x1="13.999cm" svg:y1="45.23cm" svg:x2="13.999cm" svg:y2="44.154cm">
          <text:p/>
        </draw:line>
        <draw:line draw:style-name="gr1" draw:layer="layout" svg:x1="14.499cm" svg:y1="44.154cm" svg:x2="13.999cm" svg:y2="44.154cm">
          <text:p/>
        </draw:line>
        <draw:line draw:style-name="gr1" draw:layer="layout" svg:x1="14.499cm" svg:y1="44.154cm" svg:x2="14.499cm" svg:y2="43.076cm">
          <text:p/>
        </draw:line>
        <draw:line draw:style-name="gr1" draw:layer="layout" svg:x1="14.499cm" svg:y1="43.076cm" svg:x2="13.999cm" svg:y2="43.076cm">
          <text:p/>
        </draw:line>
        <draw:line draw:style-name="gr1" draw:layer="layout" svg:x1="13.999cm" svg:y1="43.076cm" svg:x2="13.999cm" svg:y2="41.999cm">
          <text:p/>
        </draw:line>
        <draw:line draw:style-name="gr1" draw:layer="layout" svg:x1="45.499cm" svg:y1="55.999cm" svg:x2="45.499cm" svg:y2="54.923cm">
          <text:p/>
        </draw:line>
        <draw:line draw:style-name="gr1" draw:layer="layout" svg:x1="46cm" svg:y1="54.923cm" svg:x2="45.499cm" svg:y2="54.923cm">
          <text:p/>
        </draw:line>
        <draw:line draw:style-name="gr1" draw:layer="layout" svg:x1="46cm" svg:y1="54.923cm" svg:x2="46cm" svg:y2="53.846cm">
          <text:p/>
        </draw:line>
        <draw:line draw:style-name="gr1" draw:layer="layout" svg:x1="46cm" svg:y1="53.846cm" svg:x2="45.499cm" svg:y2="53.846cm">
          <text:p/>
        </draw:line>
        <draw:line draw:style-name="gr1" draw:layer="layout" svg:x1="45.499cm" svg:y1="53.846cm" svg:x2="45.499cm" svg:y2="52.769cm">
          <text:p/>
        </draw:line>
        <draw:line draw:style-name="gr1" draw:layer="layout" svg:x1="46cm" svg:y1="52.769cm" svg:x2="45.499cm" svg:y2="52.769cm">
          <text:p/>
        </draw:line>
        <draw:line draw:style-name="gr1" draw:layer="layout" svg:x1="46cm" svg:y1="52.769cm" svg:x2="46cm" svg:y2="51.692cm">
          <text:p/>
        </draw:line>
        <draw:line draw:style-name="gr1" draw:layer="layout" svg:x1="46cm" svg:y1="51.692cm" svg:x2="45.499cm" svg:y2="51.692cm">
          <text:p/>
        </draw:line>
        <draw:line draw:style-name="gr1" draw:layer="layout" svg:x1="45.499cm" svg:y1="51.692cm" svg:x2="45.499cm" svg:y2="50.615cm">
          <text:p/>
        </draw:line>
        <draw:line draw:style-name="gr1" draw:layer="layout" svg:x1="46cm" svg:y1="50.615cm" svg:x2="45.499cm" svg:y2="50.615cm">
          <text:p/>
        </draw:line>
        <draw:line draw:style-name="gr1" draw:layer="layout" svg:x1="46cm" svg:y1="50.615cm" svg:x2="46cm" svg:y2="49.538cm">
          <text:p/>
        </draw:line>
        <draw:line draw:style-name="gr1" draw:layer="layout" svg:x1="46cm" svg:y1="49.538cm" svg:x2="45.499cm" svg:y2="49.538cm">
          <text:p/>
        </draw:line>
        <draw:line draw:style-name="gr1" draw:layer="layout" svg:x1="45.499cm" svg:y1="49.538cm" svg:x2="45.499cm" svg:y2="48.461cm">
          <text:p/>
        </draw:line>
        <draw:line draw:style-name="gr1" draw:layer="layout" svg:x1="46cm" svg:y1="48.461cm" svg:x2="45.499cm" svg:y2="48.461cm">
          <text:p/>
        </draw:line>
        <draw:line draw:style-name="gr1" draw:layer="layout" svg:x1="46cm" svg:y1="48.461cm" svg:x2="46cm" svg:y2="47.384cm">
          <text:p/>
        </draw:line>
        <draw:line draw:style-name="gr1" draw:layer="layout" svg:x1="46cm" svg:y1="47.384cm" svg:x2="45.499cm" svg:y2="47.384cm">
          <text:p/>
        </draw:line>
        <draw:line draw:style-name="gr1" draw:layer="layout" svg:x1="45.499cm" svg:y1="47.384cm" svg:x2="45.499cm" svg:y2="46.307cm">
          <text:p/>
        </draw:line>
        <draw:line draw:style-name="gr1" draw:layer="layout" svg:x1="46cm" svg:y1="46.307cm" svg:x2="45.499cm" svg:y2="46.307cm">
          <text:p/>
        </draw:line>
        <draw:line draw:style-name="gr1" draw:layer="layout" svg:x1="46cm" svg:y1="46.307cm" svg:x2="46cm" svg:y2="45.23cm">
          <text:p/>
        </draw:line>
        <draw:line draw:style-name="gr1" draw:layer="layout" svg:x1="46cm" svg:y1="45.23cm" svg:x2="45.499cm" svg:y2="45.23cm">
          <text:p/>
        </draw:line>
        <draw:line draw:style-name="gr1" draw:layer="layout" svg:x1="45.499cm" svg:y1="45.23cm" svg:x2="45.499cm" svg:y2="44.154cm">
          <text:p/>
        </draw:line>
        <draw:line draw:style-name="gr1" draw:layer="layout" svg:x1="46cm" svg:y1="44.154cm" svg:x2="45.499cm" svg:y2="44.154cm">
          <text:p/>
        </draw:line>
        <draw:line draw:style-name="gr1" draw:layer="layout" svg:x1="46cm" svg:y1="44.154cm" svg:x2="46cm" svg:y2="43.076cm">
          <text:p/>
        </draw:line>
        <draw:line draw:style-name="gr1" draw:layer="layout" svg:x1="46cm" svg:y1="43.076cm" svg:x2="45.499cm" svg:y2="43.076cm">
          <text:p/>
        </draw:line>
        <draw:line draw:style-name="gr1" draw:layer="layout" svg:x1="45.499cm" svg:y1="43.076cm" svg:x2="45.499cm" svg:y2="41.999cm">
          <text:p/>
        </draw:line>
        <draw:line draw:style-name="gr1" draw:layer="layout" svg:x1="14.499cm" svg:y1="40.499cm" svg:x2="15.032cm" svg:y2="40.499cm">
          <text:p/>
        </draw:line>
        <draw:line draw:style-name="gr1" draw:layer="layout" svg:x1="15.032cm" svg:y1="40.499cm" svg:x2="15.032cm" svg:y2="41cm">
          <text:p/>
        </draw:line>
        <draw:line draw:style-name="gr1" draw:layer="layout" svg:x1="15.032cm" svg:y1="41cm" svg:x2="16.064cm" svg:y2="41cm">
          <text:p/>
        </draw:line>
        <draw:line draw:style-name="gr1" draw:layer="layout" svg:x1="16.064cm" svg:y1="40.499cm" svg:x2="16.064cm" svg:y2="41cm">
          <text:p/>
        </draw:line>
        <draw:line draw:style-name="gr1" draw:layer="layout" svg:x1="16.064cm" svg:y1="40.499cm" svg:x2="17.096cm" svg:y2="40.499cm">
          <text:p/>
        </draw:line>
        <draw:line draw:style-name="gr1" draw:layer="layout" svg:x1="17.096cm" svg:y1="40.499cm" svg:x2="17.096cm" svg:y2="41cm">
          <text:p/>
        </draw:line>
        <draw:line draw:style-name="gr1" draw:layer="layout" svg:x1="17.096cm" svg:y1="41cm" svg:x2="18.128cm" svg:y2="41cm">
          <text:p/>
        </draw:line>
        <draw:line draw:style-name="gr1" draw:layer="layout" svg:x1="18.128cm" svg:y1="40.499cm" svg:x2="18.128cm" svg:y2="41cm">
          <text:p/>
        </draw:line>
        <draw:line draw:style-name="gr1" draw:layer="layout" svg:x1="18.128cm" svg:y1="40.499cm" svg:x2="19.161cm" svg:y2="40.499cm">
          <text:p/>
        </draw:line>
        <draw:line draw:style-name="gr1" draw:layer="layout" svg:x1="19.161cm" svg:y1="40.499cm" svg:x2="19.161cm" svg:y2="41cm">
          <text:p/>
        </draw:line>
        <draw:line draw:style-name="gr1" draw:layer="layout" svg:x1="19.161cm" svg:y1="41cm" svg:x2="20.193cm" svg:y2="41cm">
          <text:p/>
        </draw:line>
        <draw:line draw:style-name="gr1" draw:layer="layout" svg:x1="20.193cm" svg:y1="40.499cm" svg:x2="20.193cm" svg:y2="41cm">
          <text:p/>
        </draw:line>
        <draw:line draw:style-name="gr1" draw:layer="layout" svg:x1="20.193cm" svg:y1="40.499cm" svg:x2="21.225cm" svg:y2="40.499cm">
          <text:p/>
        </draw:line>
        <draw:line draw:style-name="gr1" draw:layer="layout" svg:x1="21.225cm" svg:y1="40.499cm" svg:x2="21.225cm" svg:y2="41cm">
          <text:p/>
        </draw:line>
        <draw:line draw:style-name="gr1" draw:layer="layout" svg:x1="21.225cm" svg:y1="41cm" svg:x2="22.258cm" svg:y2="41cm">
          <text:p/>
        </draw:line>
        <draw:line draw:style-name="gr1" draw:layer="layout" svg:x1="22.258cm" svg:y1="40.499cm" svg:x2="22.258cm" svg:y2="41cm">
          <text:p/>
        </draw:line>
        <draw:line draw:style-name="gr1" draw:layer="layout" svg:x1="22.258cm" svg:y1="40.499cm" svg:x2="23.29cm" svg:y2="40.499cm">
          <text:p/>
        </draw:line>
        <draw:line draw:style-name="gr1" draw:layer="layout" svg:x1="23.29cm" svg:y1="40.499cm" svg:x2="23.29cm" svg:y2="41cm">
          <text:p/>
        </draw:line>
        <draw:line draw:style-name="gr1" draw:layer="layout" svg:x1="23.29cm" svg:y1="41cm" svg:x2="24.322cm" svg:y2="41cm">
          <text:p/>
        </draw:line>
        <draw:line draw:style-name="gr1" draw:layer="layout" svg:x1="24.322cm" svg:y1="40.499cm" svg:x2="24.322cm" svg:y2="41cm">
          <text:p/>
        </draw:line>
        <draw:line draw:style-name="gr1" draw:layer="layout" svg:x1="24.322cm" svg:y1="40.499cm" svg:x2="25.354cm" svg:y2="40.499cm">
          <text:p/>
        </draw:line>
        <draw:line draw:style-name="gr1" draw:layer="layout" svg:x1="25.354cm" svg:y1="40.499cm" svg:x2="25.354cm" svg:y2="41cm">
          <text:p/>
        </draw:line>
        <draw:line draw:style-name="gr1" draw:layer="layout" svg:x1="25.354cm" svg:y1="41cm" svg:x2="26.387cm" svg:y2="41cm">
          <text:p/>
        </draw:line>
        <draw:line draw:style-name="gr1" draw:layer="layout" svg:x1="26.387cm" svg:y1="40.499cm" svg:x2="26.387cm" svg:y2="41cm">
          <text:p/>
        </draw:line>
        <draw:line draw:style-name="gr1" draw:layer="layout" svg:x1="26.387cm" svg:y1="40.499cm" svg:x2="27.419cm" svg:y2="40.499cm">
          <text:p/>
        </draw:line>
        <draw:line draw:style-name="gr1" draw:layer="layout" svg:x1="27.419cm" svg:y1="40.499cm" svg:x2="27.419cm" svg:y2="41cm">
          <text:p/>
        </draw:line>
        <draw:line draw:style-name="gr1" draw:layer="layout" svg:x1="27.419cm" svg:y1="41cm" svg:x2="28.451cm" svg:y2="41cm">
          <text:p/>
        </draw:line>
        <draw:line draw:style-name="gr1" draw:layer="layout" svg:x1="28.451cm" svg:y1="40.499cm" svg:x2="28.451cm" svg:y2="41cm">
          <text:p/>
        </draw:line>
        <draw:line draw:style-name="gr1" draw:layer="layout" svg:x1="28.451cm" svg:y1="40.499cm" svg:x2="29.483cm" svg:y2="40.499cm">
          <text:p/>
        </draw:line>
        <draw:line draw:style-name="gr1" draw:layer="layout" svg:x1="29.483cm" svg:y1="40.499cm" svg:x2="29.483cm" svg:y2="41cm">
          <text:p/>
        </draw:line>
        <draw:line draw:style-name="gr1" draw:layer="layout" svg:x1="29.483cm" svg:y1="41cm" svg:x2="30.515cm" svg:y2="41cm">
          <text:p/>
        </draw:line>
        <draw:line draw:style-name="gr1" draw:layer="layout" svg:x1="30.515cm" svg:y1="40.499cm" svg:x2="30.515cm" svg:y2="41cm">
          <text:p/>
        </draw:line>
        <draw:line draw:style-name="gr1" draw:layer="layout" svg:x1="30.515cm" svg:y1="40.499cm" svg:x2="31.548cm" svg:y2="40.499cm">
          <text:p/>
        </draw:line>
        <draw:line draw:style-name="gr1" draw:layer="layout" svg:x1="31.548cm" svg:y1="40.499cm" svg:x2="31.548cm" svg:y2="41cm">
          <text:p/>
        </draw:line>
        <draw:line draw:style-name="gr1" draw:layer="layout" svg:x1="31.548cm" svg:y1="41cm" svg:x2="32.58cm" svg:y2="41cm">
          <text:p/>
        </draw:line>
        <draw:line draw:style-name="gr1" draw:layer="layout" svg:x1="32.58cm" svg:y1="40.499cm" svg:x2="32.58cm" svg:y2="41cm">
          <text:p/>
        </draw:line>
        <draw:line draw:style-name="gr1" draw:layer="layout" svg:x1="32.58cm" svg:y1="40.499cm" svg:x2="33.613cm" svg:y2="40.499cm">
          <text:p/>
        </draw:line>
        <draw:line draw:style-name="gr1" draw:layer="layout" svg:x1="33.613cm" svg:y1="40.499cm" svg:x2="33.613cm" svg:y2="41cm">
          <text:p/>
        </draw:line>
        <draw:line draw:style-name="gr1" draw:layer="layout" svg:x1="33.613cm" svg:y1="41cm" svg:x2="34.645cm" svg:y2="41cm">
          <text:p/>
        </draw:line>
        <draw:line draw:style-name="gr1" draw:layer="layout" svg:x1="34.645cm" svg:y1="40.499cm" svg:x2="34.645cm" svg:y2="41cm">
          <text:p/>
        </draw:line>
        <draw:line draw:style-name="gr1" draw:layer="layout" svg:x1="34.645cm" svg:y1="40.499cm" svg:x2="35.677cm" svg:y2="40.499cm">
          <text:p/>
        </draw:line>
        <draw:line draw:style-name="gr1" draw:layer="layout" svg:x1="35.677cm" svg:y1="40.499cm" svg:x2="35.677cm" svg:y2="41cm">
          <text:p/>
        </draw:line>
        <draw:line draw:style-name="gr1" draw:layer="layout" svg:x1="35.677cm" svg:y1="41cm" svg:x2="36.709cm" svg:y2="41cm">
          <text:p/>
        </draw:line>
        <draw:line draw:style-name="gr1" draw:layer="layout" svg:x1="36.709cm" svg:y1="40.499cm" svg:x2="36.709cm" svg:y2="41cm">
          <text:p/>
        </draw:line>
        <draw:line draw:style-name="gr1" draw:layer="layout" svg:x1="36.709cm" svg:y1="40.499cm" svg:x2="37.741cm" svg:y2="40.499cm">
          <text:p/>
        </draw:line>
        <draw:line draw:style-name="gr1" draw:layer="layout" svg:x1="37.741cm" svg:y1="40.499cm" svg:x2="37.741cm" svg:y2="41cm">
          <text:p/>
        </draw:line>
        <draw:line draw:style-name="gr1" draw:layer="layout" svg:x1="37.741cm" svg:y1="41cm" svg:x2="38.774cm" svg:y2="41cm">
          <text:p/>
        </draw:line>
        <draw:line draw:style-name="gr1" draw:layer="layout" svg:x1="38.774cm" svg:y1="40.499cm" svg:x2="38.774cm" svg:y2="41cm">
          <text:p/>
        </draw:line>
        <draw:line draw:style-name="gr1" draw:layer="layout" svg:x1="38.774cm" svg:y1="40.499cm" svg:x2="39.806cm" svg:y2="40.499cm">
          <text:p/>
        </draw:line>
        <draw:line draw:style-name="gr1" draw:layer="layout" svg:x1="39.806cm" svg:y1="40.499cm" svg:x2="39.806cm" svg:y2="41cm">
          <text:p/>
        </draw:line>
        <draw:line draw:style-name="gr1" draw:layer="layout" svg:x1="39.806cm" svg:y1="41cm" svg:x2="40.838cm" svg:y2="41cm">
          <text:p/>
        </draw:line>
        <draw:line draw:style-name="gr1" draw:layer="layout" svg:x1="40.838cm" svg:y1="40.499cm" svg:x2="40.838cm" svg:y2="41cm">
          <text:p/>
        </draw:line>
        <draw:line draw:style-name="gr1" draw:layer="layout" svg:x1="40.838cm" svg:y1="40.499cm" svg:x2="41.87cm" svg:y2="40.499cm">
          <text:p/>
        </draw:line>
        <draw:line draw:style-name="gr1" draw:layer="layout" svg:x1="41.87cm" svg:y1="40.499cm" svg:x2="41.87cm" svg:y2="41cm">
          <text:p/>
        </draw:line>
        <draw:line draw:style-name="gr1" draw:layer="layout" svg:x1="41.87cm" svg:y1="41cm" svg:x2="42.903cm" svg:y2="41cm">
          <text:p/>
        </draw:line>
        <draw:line draw:style-name="gr1" draw:layer="layout" svg:x1="42.903cm" svg:y1="40.499cm" svg:x2="42.903cm" svg:y2="41cm">
          <text:p/>
        </draw:line>
        <draw:line draw:style-name="gr1" draw:layer="layout" svg:x1="42.903cm" svg:y1="40.499cm" svg:x2="43.935cm" svg:y2="40.499cm">
          <text:p/>
        </draw:line>
        <draw:line draw:style-name="gr1" draw:layer="layout" svg:x1="43.935cm" svg:y1="40.499cm" svg:x2="43.935cm" svg:y2="41cm">
          <text:p/>
        </draw:line>
        <draw:line draw:style-name="gr1" draw:layer="layout" svg:x1="43.935cm" svg:y1="41cm" svg:x2="44.967cm" svg:y2="41cm">
          <text:p/>
        </draw:line>
        <draw:line draw:style-name="gr1" draw:layer="layout" svg:x1="44.967cm" svg:y1="40.499cm" svg:x2="44.967cm" svg:y2="41cm">
          <text:p/>
        </draw:line>
        <draw:line draw:style-name="gr1" draw:layer="layout" svg:x1="44.967cm" svg:y1="40.499cm" svg:x2="45.499cm" svg:y2="40.499cm">
          <text:p/>
        </draw:line>
        <draw:line draw:style-name="gr1" draw:layer="layout" svg:x1="14.499cm" svg:y1="29.499cm" svg:x2="15.032cm" svg:y2="29.499cm">
          <text:p/>
        </draw:line>
        <draw:line draw:style-name="gr1" draw:layer="layout" svg:x1="15.032cm" svg:y1="29cm" svg:x2="15.032cm" svg:y2="29.499cm">
          <text:p/>
        </draw:line>
        <draw:line draw:style-name="gr1" draw:layer="layout" svg:x1="15.032cm" svg:y1="29cm" svg:x2="16.064cm" svg:y2="29cm">
          <text:p/>
        </draw:line>
        <draw:line draw:style-name="gr1" draw:layer="layout" svg:x1="16.064cm" svg:y1="29cm" svg:x2="16.064cm" svg:y2="29.499cm">
          <text:p/>
        </draw:line>
        <draw:line draw:style-name="gr1" draw:layer="layout" svg:x1="16.064cm" svg:y1="29.499cm" svg:x2="17.096cm" svg:y2="29.499cm">
          <text:p/>
        </draw:line>
        <draw:line draw:style-name="gr1" draw:layer="layout" svg:x1="17.096cm" svg:y1="29cm" svg:x2="17.096cm" svg:y2="29.499cm">
          <text:p/>
        </draw:line>
        <draw:line draw:style-name="gr1" draw:layer="layout" svg:x1="17.096cm" svg:y1="29cm" svg:x2="18.128cm" svg:y2="29cm">
          <text:p/>
        </draw:line>
        <draw:line draw:style-name="gr1" draw:layer="layout" svg:x1="18.128cm" svg:y1="29cm" svg:x2="18.128cm" svg:y2="29.499cm">
          <text:p/>
        </draw:line>
        <draw:line draw:style-name="gr1" draw:layer="layout" svg:x1="18.128cm" svg:y1="29.499cm" svg:x2="19.161cm" svg:y2="29.499cm">
          <text:p/>
        </draw:line>
        <draw:line draw:style-name="gr1" draw:layer="layout" svg:x1="19.161cm" svg:y1="29cm" svg:x2="19.161cm" svg:y2="29.499cm">
          <text:p/>
        </draw:line>
        <draw:line draw:style-name="gr1" draw:layer="layout" svg:x1="19.161cm" svg:y1="29cm" svg:x2="20.193cm" svg:y2="29cm">
          <text:p/>
        </draw:line>
        <draw:line draw:style-name="gr1" draw:layer="layout" svg:x1="20.193cm" svg:y1="29cm" svg:x2="20.193cm" svg:y2="29.499cm">
          <text:p/>
        </draw:line>
        <draw:line draw:style-name="gr1" draw:layer="layout" svg:x1="20.193cm" svg:y1="29.499cm" svg:x2="21.225cm" svg:y2="29.499cm">
          <text:p/>
        </draw:line>
        <draw:line draw:style-name="gr1" draw:layer="layout" svg:x1="21.225cm" svg:y1="29cm" svg:x2="21.225cm" svg:y2="29.499cm">
          <text:p/>
        </draw:line>
        <draw:line draw:style-name="gr1" draw:layer="layout" svg:x1="21.225cm" svg:y1="29cm" svg:x2="22.258cm" svg:y2="29cm">
          <text:p/>
        </draw:line>
        <draw:line draw:style-name="gr1" draw:layer="layout" svg:x1="22.258cm" svg:y1="29cm" svg:x2="22.258cm" svg:y2="29.499cm">
          <text:p/>
        </draw:line>
        <draw:line draw:style-name="gr1" draw:layer="layout" svg:x1="22.258cm" svg:y1="29.499cm" svg:x2="23.29cm" svg:y2="29.499cm">
          <text:p/>
        </draw:line>
        <draw:line draw:style-name="gr1" draw:layer="layout" svg:x1="23.29cm" svg:y1="29cm" svg:x2="23.29cm" svg:y2="29.499cm">
          <text:p/>
        </draw:line>
        <draw:line draw:style-name="gr1" draw:layer="layout" svg:x1="23.29cm" svg:y1="29cm" svg:x2="24.322cm" svg:y2="29cm">
          <text:p/>
        </draw:line>
        <draw:line draw:style-name="gr1" draw:layer="layout" svg:x1="24.322cm" svg:y1="29cm" svg:x2="24.322cm" svg:y2="29.499cm">
          <text:p/>
        </draw:line>
        <draw:line draw:style-name="gr1" draw:layer="layout" svg:x1="24.322cm" svg:y1="29.499cm" svg:x2="25.354cm" svg:y2="29.499cm">
          <text:p/>
        </draw:line>
        <draw:line draw:style-name="gr1" draw:layer="layout" svg:x1="25.354cm" svg:y1="29cm" svg:x2="25.354cm" svg:y2="29.499cm">
          <text:p/>
        </draw:line>
        <draw:line draw:style-name="gr1" draw:layer="layout" svg:x1="25.354cm" svg:y1="29cm" svg:x2="26.387cm" svg:y2="29cm">
          <text:p/>
        </draw:line>
        <draw:line draw:style-name="gr1" draw:layer="layout" svg:x1="26.387cm" svg:y1="29cm" svg:x2="26.387cm" svg:y2="29.499cm">
          <text:p/>
        </draw:line>
        <draw:line draw:style-name="gr1" draw:layer="layout" svg:x1="26.387cm" svg:y1="29.499cm" svg:x2="27.419cm" svg:y2="29.499cm">
          <text:p/>
        </draw:line>
        <draw:line draw:style-name="gr1" draw:layer="layout" svg:x1="27.419cm" svg:y1="29cm" svg:x2="27.419cm" svg:y2="29.499cm">
          <text:p/>
        </draw:line>
        <draw:line draw:style-name="gr1" draw:layer="layout" svg:x1="27.419cm" svg:y1="29cm" svg:x2="28.451cm" svg:y2="29cm">
          <text:p/>
        </draw:line>
        <draw:line draw:style-name="gr1" draw:layer="layout" svg:x1="28.451cm" svg:y1="29cm" svg:x2="28.451cm" svg:y2="29.499cm">
          <text:p/>
        </draw:line>
        <draw:line draw:style-name="gr1" draw:layer="layout" svg:x1="28.451cm" svg:y1="29.499cm" svg:x2="29.483cm" svg:y2="29.499cm">
          <text:p/>
        </draw:line>
        <draw:line draw:style-name="gr1" draw:layer="layout" svg:x1="29.483cm" svg:y1="29cm" svg:x2="29.483cm" svg:y2="29.499cm">
          <text:p/>
        </draw:line>
        <draw:line draw:style-name="gr1" draw:layer="layout" svg:x1="29.483cm" svg:y1="29cm" svg:x2="30.515cm" svg:y2="29cm">
          <text:p/>
        </draw:line>
        <draw:line draw:style-name="gr1" draw:layer="layout" svg:x1="30.515cm" svg:y1="29cm" svg:x2="30.515cm" svg:y2="29.499cm">
          <text:p/>
        </draw:line>
        <draw:line draw:style-name="gr1" draw:layer="layout" svg:x1="30.515cm" svg:y1="29.499cm" svg:x2="31.548cm" svg:y2="29.499cm">
          <text:p/>
        </draw:line>
        <draw:line draw:style-name="gr1" draw:layer="layout" svg:x1="31.548cm" svg:y1="29cm" svg:x2="31.548cm" svg:y2="29.499cm">
          <text:p/>
        </draw:line>
        <draw:line draw:style-name="gr1" draw:layer="layout" svg:x1="31.548cm" svg:y1="29cm" svg:x2="32.58cm" svg:y2="29cm">
          <text:p/>
        </draw:line>
        <draw:line draw:style-name="gr1" draw:layer="layout" svg:x1="32.58cm" svg:y1="29cm" svg:x2="32.58cm" svg:y2="29.499cm">
          <text:p/>
        </draw:line>
        <draw:line draw:style-name="gr1" draw:layer="layout" svg:x1="32.58cm" svg:y1="29.499cm" svg:x2="33.613cm" svg:y2="29.499cm">
          <text:p/>
        </draw:line>
        <draw:line draw:style-name="gr1" draw:layer="layout" svg:x1="33.613cm" svg:y1="29cm" svg:x2="33.613cm" svg:y2="29.499cm">
          <text:p/>
        </draw:line>
        <draw:line draw:style-name="gr1" draw:layer="layout" svg:x1="33.613cm" svg:y1="29cm" svg:x2="34.645cm" svg:y2="29cm">
          <text:p/>
        </draw:line>
        <draw:line draw:style-name="gr1" draw:layer="layout" svg:x1="34.645cm" svg:y1="29cm" svg:x2="34.645cm" svg:y2="29.499cm">
          <text:p/>
        </draw:line>
        <draw:line draw:style-name="gr1" draw:layer="layout" svg:x1="34.645cm" svg:y1="29.499cm" svg:x2="35.677cm" svg:y2="29.499cm">
          <text:p/>
        </draw:line>
        <draw:line draw:style-name="gr1" draw:layer="layout" svg:x1="35.677cm" svg:y1="29cm" svg:x2="35.677cm" svg:y2="29.499cm">
          <text:p/>
        </draw:line>
        <draw:line draw:style-name="gr1" draw:layer="layout" svg:x1="35.677cm" svg:y1="29cm" svg:x2="36.709cm" svg:y2="29cm">
          <text:p/>
        </draw:line>
        <draw:line draw:style-name="gr1" draw:layer="layout" svg:x1="36.709cm" svg:y1="29cm" svg:x2="36.709cm" svg:y2="29.499cm">
          <text:p/>
        </draw:line>
        <draw:line draw:style-name="gr1" draw:layer="layout" svg:x1="36.709cm" svg:y1="29.499cm" svg:x2="37.741cm" svg:y2="29.499cm">
          <text:p/>
        </draw:line>
        <draw:line draw:style-name="gr1" draw:layer="layout" svg:x1="37.741cm" svg:y1="29cm" svg:x2="37.741cm" svg:y2="29.499cm">
          <text:p/>
        </draw:line>
        <draw:line draw:style-name="gr1" draw:layer="layout" svg:x1="37.741cm" svg:y1="29cm" svg:x2="38.774cm" svg:y2="29cm">
          <text:p/>
        </draw:line>
        <draw:line draw:style-name="gr1" draw:layer="layout" svg:x1="38.774cm" svg:y1="29cm" svg:x2="38.774cm" svg:y2="29.499cm">
          <text:p/>
        </draw:line>
        <draw:line draw:style-name="gr1" draw:layer="layout" svg:x1="38.774cm" svg:y1="29.499cm" svg:x2="39.806cm" svg:y2="29.499cm">
          <text:p/>
        </draw:line>
        <draw:line draw:style-name="gr1" draw:layer="layout" svg:x1="39.806cm" svg:y1="29cm" svg:x2="39.806cm" svg:y2="29.499cm">
          <text:p/>
        </draw:line>
        <draw:line draw:style-name="gr1" draw:layer="layout" svg:x1="39.806cm" svg:y1="29cm" svg:x2="40.838cm" svg:y2="29cm">
          <text:p/>
        </draw:line>
        <draw:line draw:style-name="gr1" draw:layer="layout" svg:x1="40.838cm" svg:y1="29cm" svg:x2="40.838cm" svg:y2="29.499cm">
          <text:p/>
        </draw:line>
        <draw:line draw:style-name="gr1" draw:layer="layout" svg:x1="40.838cm" svg:y1="29.499cm" svg:x2="41.87cm" svg:y2="29.499cm">
          <text:p/>
        </draw:line>
        <draw:line draw:style-name="gr1" draw:layer="layout" svg:x1="41.87cm" svg:y1="29cm" svg:x2="41.87cm" svg:y2="29.499cm">
          <text:p/>
        </draw:line>
        <draw:line draw:style-name="gr1" draw:layer="layout" svg:x1="41.87cm" svg:y1="29cm" svg:x2="42.903cm" svg:y2="29cm">
          <text:p/>
        </draw:line>
        <draw:line draw:style-name="gr1" draw:layer="layout" svg:x1="42.903cm" svg:y1="29cm" svg:x2="42.903cm" svg:y2="29.499cm">
          <text:p/>
        </draw:line>
        <draw:line draw:style-name="gr1" draw:layer="layout" svg:x1="42.903cm" svg:y1="29.499cm" svg:x2="43.935cm" svg:y2="29.499cm">
          <text:p/>
        </draw:line>
        <draw:line draw:style-name="gr1" draw:layer="layout" svg:x1="43.935cm" svg:y1="29cm" svg:x2="43.935cm" svg:y2="29.499cm">
          <text:p/>
        </draw:line>
        <draw:line draw:style-name="gr1" draw:layer="layout" svg:x1="43.935cm" svg:y1="29cm" svg:x2="44.967cm" svg:y2="29cm">
          <text:p/>
        </draw:line>
        <draw:line draw:style-name="gr1" draw:layer="layout" svg:x1="44.967cm" svg:y1="29cm" svg:x2="44.967cm" svg:y2="29.499cm">
          <text:p/>
        </draw:line>
        <draw:line draw:style-name="gr1" draw:layer="layout" svg:x1="44.967cm" svg:y1="29.499cm" svg:x2="45.499cm" svg:y2="29.499cm">
          <text:p/>
        </draw:line>
        <draw:line draw:style-name="gr1" draw:layer="layout" svg:x1="14.499cm" svg:y1="40.499cm" svg:x2="14.499cm" svg:y2="39.909cm">
          <text:p/>
        </draw:line>
        <draw:line draw:style-name="gr1" draw:layer="layout" svg:x1="14.499cm" svg:y1="39.909cm" svg:x2="13.999cm" svg:y2="39.909cm">
          <text:p/>
        </draw:line>
        <draw:line draw:style-name="gr1" draw:layer="layout" svg:x1="13.999cm" svg:y1="39.909cm" svg:x2="13.999cm" svg:y2="38.818cm">
          <text:p/>
        </draw:line>
        <draw:line draw:style-name="gr1" draw:layer="layout" svg:x1="14.499cm" svg:y1="38.818cm" svg:x2="13.999cm" svg:y2="38.818cm">
          <text:p/>
        </draw:line>
        <draw:line draw:style-name="gr1" draw:layer="layout" svg:x1="14.499cm" svg:y1="38.818cm" svg:x2="14.499cm" svg:y2="37.727cm">
          <text:p/>
        </draw:line>
        <draw:line draw:style-name="gr1" draw:layer="layout" svg:x1="14.499cm" svg:y1="37.727cm" svg:x2="13.999cm" svg:y2="37.727cm">
          <text:p/>
        </draw:line>
        <draw:line draw:style-name="gr1" draw:layer="layout" svg:x1="13.999cm" svg:y1="37.727cm" svg:x2="13.999cm" svg:y2="36.636cm">
          <text:p/>
        </draw:line>
        <draw:line draw:style-name="gr1" draw:layer="layout" svg:x1="14.499cm" svg:y1="36.636cm" svg:x2="13.999cm" svg:y2="36.636cm">
          <text:p/>
        </draw:line>
        <draw:line draw:style-name="gr1" draw:layer="layout" svg:x1="14.499cm" svg:y1="36.636cm" svg:x2="14.499cm" svg:y2="35.545cm">
          <text:p/>
        </draw:line>
        <draw:line draw:style-name="gr1" draw:layer="layout" svg:x1="14.499cm" svg:y1="35.545cm" svg:x2="13.999cm" svg:y2="35.545cm">
          <text:p/>
        </draw:line>
        <draw:line draw:style-name="gr1" draw:layer="layout" svg:x1="13.999cm" svg:y1="35.545cm" svg:x2="13.999cm" svg:y2="34.454cm">
          <text:p/>
        </draw:line>
        <draw:line draw:style-name="gr1" draw:layer="layout" svg:x1="14.499cm" svg:y1="34.454cm" svg:x2="13.999cm" svg:y2="34.454cm">
          <text:p/>
        </draw:line>
        <draw:line draw:style-name="gr1" draw:layer="layout" svg:x1="14.499cm" svg:y1="34.454cm" svg:x2="14.499cm" svg:y2="33.363cm">
          <text:p/>
        </draw:line>
        <draw:line draw:style-name="gr1" draw:layer="layout" svg:x1="14.499cm" svg:y1="33.363cm" svg:x2="13.999cm" svg:y2="33.363cm">
          <text:p/>
        </draw:line>
        <draw:line draw:style-name="gr1" draw:layer="layout" svg:x1="13.999cm" svg:y1="33.363cm" svg:x2="13.999cm" svg:y2="32.272cm">
          <text:p/>
        </draw:line>
        <draw:line draw:style-name="gr1" draw:layer="layout" svg:x1="14.499cm" svg:y1="32.272cm" svg:x2="13.999cm" svg:y2="32.272cm">
          <text:p/>
        </draw:line>
        <draw:line draw:style-name="gr1" draw:layer="layout" svg:x1="14.499cm" svg:y1="32.272cm" svg:x2="14.499cm" svg:y2="31.182cm">
          <text:p/>
        </draw:line>
        <draw:line draw:style-name="gr1" draw:layer="layout" svg:x1="14.499cm" svg:y1="31.182cm" svg:x2="13.999cm" svg:y2="31.182cm">
          <text:p/>
        </draw:line>
        <draw:line draw:style-name="gr1" draw:layer="layout" svg:x1="13.999cm" svg:y1="31.182cm" svg:x2="13.999cm" svg:y2="30.09cm">
          <text:p/>
        </draw:line>
        <draw:line draw:style-name="gr1" draw:layer="layout" svg:x1="14.499cm" svg:y1="30.09cm" svg:x2="13.999cm" svg:y2="30.09cm">
          <text:p/>
        </draw:line>
        <draw:line draw:style-name="gr1" draw:layer="layout" svg:x1="14.499cm" svg:y1="30.09cm" svg:x2="14.499cm" svg:y2="29.499cm">
          <text:p/>
        </draw:line>
        <draw:line draw:style-name="gr1" draw:layer="layout" svg:x1="45.499cm" svg:y1="40.499cm" svg:x2="45.499cm" svg:y2="39.909cm">
          <text:p/>
        </draw:line>
        <draw:line draw:style-name="gr1" draw:layer="layout" svg:x1="46cm" svg:y1="39.909cm" svg:x2="45.499cm" svg:y2="39.909cm">
          <text:p/>
        </draw:line>
        <draw:line draw:style-name="gr1" draw:layer="layout" svg:x1="46cm" svg:y1="39.909cm" svg:x2="46cm" svg:y2="38.818cm">
          <text:p/>
        </draw:line>
        <draw:line draw:style-name="gr1" draw:layer="layout" svg:x1="46cm" svg:y1="38.818cm" svg:x2="45.499cm" svg:y2="38.818cm">
          <text:p/>
        </draw:line>
        <draw:line draw:style-name="gr1" draw:layer="layout" svg:x1="45.499cm" svg:y1="38.818cm" svg:x2="45.499cm" svg:y2="37.727cm">
          <text:p/>
        </draw:line>
        <draw:line draw:style-name="gr1" draw:layer="layout" svg:x1="46cm" svg:y1="37.727cm" svg:x2="45.499cm" svg:y2="37.727cm">
          <text:p/>
        </draw:line>
        <draw:line draw:style-name="gr1" draw:layer="layout" svg:x1="46cm" svg:y1="37.727cm" svg:x2="46cm" svg:y2="36.636cm">
          <text:p/>
        </draw:line>
        <draw:line draw:style-name="gr1" draw:layer="layout" svg:x1="46cm" svg:y1="36.636cm" svg:x2="45.499cm" svg:y2="36.636cm">
          <text:p/>
        </draw:line>
        <draw:line draw:style-name="gr1" draw:layer="layout" svg:x1="45.499cm" svg:y1="36.636cm" svg:x2="45.499cm" svg:y2="35.545cm">
          <text:p/>
        </draw:line>
        <draw:line draw:style-name="gr1" draw:layer="layout" svg:x1="46cm" svg:y1="35.545cm" svg:x2="45.499cm" svg:y2="35.545cm">
          <text:p/>
        </draw:line>
        <draw:line draw:style-name="gr1" draw:layer="layout" svg:x1="46cm" svg:y1="35.545cm" svg:x2="46cm" svg:y2="34.454cm">
          <text:p/>
        </draw:line>
        <draw:line draw:style-name="gr1" draw:layer="layout" svg:x1="46cm" svg:y1="34.454cm" svg:x2="45.499cm" svg:y2="34.454cm">
          <text:p/>
        </draw:line>
        <draw:line draw:style-name="gr1" draw:layer="layout" svg:x1="45.499cm" svg:y1="34.454cm" svg:x2="45.499cm" svg:y2="33.363cm">
          <text:p/>
        </draw:line>
        <draw:line draw:style-name="gr1" draw:layer="layout" svg:x1="46cm" svg:y1="33.363cm" svg:x2="45.499cm" svg:y2="33.363cm">
          <text:p/>
        </draw:line>
        <draw:line draw:style-name="gr1" draw:layer="layout" svg:x1="46cm" svg:y1="33.363cm" svg:x2="46cm" svg:y2="32.272cm">
          <text:p/>
        </draw:line>
        <draw:line draw:style-name="gr1" draw:layer="layout" svg:x1="46cm" svg:y1="32.272cm" svg:x2="45.499cm" svg:y2="32.272cm">
          <text:p/>
        </draw:line>
        <draw:line draw:style-name="gr1" draw:layer="layout" svg:x1="45.499cm" svg:y1="32.272cm" svg:x2="45.499cm" svg:y2="31.182cm">
          <text:p/>
        </draw:line>
        <draw:line draw:style-name="gr1" draw:layer="layout" svg:x1="46cm" svg:y1="31.182cm" svg:x2="45.499cm" svg:y2="31.182cm">
          <text:p/>
        </draw:line>
        <draw:line draw:style-name="gr1" draw:layer="layout" svg:x1="46cm" svg:y1="31.182cm" svg:x2="46cm" svg:y2="30.09cm">
          <text:p/>
        </draw:line>
        <draw:line draw:style-name="gr1" draw:layer="layout" svg:x1="46cm" svg:y1="30.09cm" svg:x2="45.499cm" svg:y2="30.09cm">
          <text:p/>
        </draw:line>
        <draw:line draw:style-name="gr1" draw:layer="layout" svg:x1="45.499cm" svg:y1="30.09cm" svg:x2="45.499cm" svg:y2="29.499cm">
          <text:p/>
        </draw:line>
        <draw:g>
          <draw:line draw:style-name="gr2" draw:layer="layout" svg:x1="46.999cm" svg:y1="41cm" svg:x2="48.091cm" svg:y2="41cm">
            <text:p/>
          </draw:line>
          <draw:line draw:style-name="gr2" draw:layer="layout" svg:x1="48.091cm" svg:y1="40.499cm" svg:x2="48.091cm" svg:y2="41cm">
            <text:p/>
          </draw:line>
          <draw:line draw:style-name="gr2" draw:layer="layout" svg:x1="48.091cm" svg:y1="40.499cm" svg:x2="49.181cm" svg:y2="40.499cm">
            <text:p/>
          </draw:line>
          <draw:line draw:style-name="gr2" draw:layer="layout" svg:x1="49.181cm" svg:y1="40.499cm" svg:x2="49.181cm" svg:y2="41cm">
            <text:p/>
          </draw:line>
          <draw:line draw:style-name="gr2" draw:layer="layout" svg:x1="49.181cm" svg:y1="41cm" svg:x2="50.272cm" svg:y2="41cm">
            <text:p/>
          </draw:line>
          <draw:line draw:style-name="gr2" draw:layer="layout" svg:x1="50.272cm" svg:y1="40.499cm" svg:x2="50.272cm" svg:y2="41cm">
            <text:p/>
          </draw:line>
          <draw:line draw:style-name="gr2" draw:layer="layout" svg:x1="50.272cm" svg:y1="40.499cm" svg:x2="51.363cm" svg:y2="40.499cm">
            <text:p/>
          </draw:line>
          <draw:line draw:style-name="gr2" draw:layer="layout" svg:x1="51.363cm" svg:y1="40.499cm" svg:x2="51.363cm" svg:y2="41cm">
            <text:p/>
          </draw:line>
          <draw:line draw:style-name="gr2" draw:layer="layout" svg:x1="51.363cm" svg:y1="41cm" svg:x2="52.454cm" svg:y2="41cm">
            <text:p/>
          </draw:line>
          <draw:line draw:style-name="gr2" draw:layer="layout" svg:x1="52.454cm" svg:y1="40.499cm" svg:x2="52.454cm" svg:y2="41cm">
            <text:p/>
          </draw:line>
          <draw:line draw:style-name="gr2" draw:layer="layout" svg:x1="52.454cm" svg:y1="40.499cm" svg:x2="53.545cm" svg:y2="40.499cm">
            <text:p/>
          </draw:line>
          <draw:line draw:style-name="gr2" draw:layer="layout" svg:x1="53.545cm" svg:y1="40.499cm" svg:x2="53.545cm" svg:y2="41cm">
            <text:p/>
          </draw:line>
          <draw:line draw:style-name="gr2" draw:layer="layout" svg:x1="53.545cm" svg:y1="41cm" svg:x2="54.636cm" svg:y2="41cm">
            <text:p/>
          </draw:line>
          <draw:line draw:style-name="gr2" draw:layer="layout" svg:x1="54.636cm" svg:y1="40.499cm" svg:x2="54.636cm" svg:y2="41cm">
            <text:p/>
          </draw:line>
          <draw:line draw:style-name="gr2" draw:layer="layout" svg:x1="54.636cm" svg:y1="40.499cm" svg:x2="55.727cm" svg:y2="40.499cm">
            <text:p/>
          </draw:line>
          <draw:line draw:style-name="gr2" draw:layer="layout" svg:x1="55.727cm" svg:y1="40.499cm" svg:x2="55.727cm" svg:y2="41cm">
            <text:p/>
          </draw:line>
          <draw:line draw:style-name="gr2" draw:layer="layout" svg:x1="55.727cm" svg:y1="41cm" svg:x2="56.818cm" svg:y2="41cm">
            <text:p/>
          </draw:line>
          <draw:line draw:style-name="gr2" draw:layer="layout" svg:x1="56.818cm" svg:y1="40.499cm" svg:x2="56.818cm" svg:y2="41cm">
            <text:p/>
          </draw:line>
          <draw:line draw:style-name="gr2" draw:layer="layout" svg:x1="56.818cm" svg:y1="40.499cm" svg:x2="57.909cm" svg:y2="40.499cm">
            <text:p/>
          </draw:line>
          <draw:line draw:style-name="gr2" draw:layer="layout" svg:x1="57.909cm" svg:y1="40.499cm" svg:x2="57.909cm" svg:y2="41cm">
            <text:p/>
          </draw:line>
          <draw:line draw:style-name="gr2" draw:layer="layout" svg:x1="57.909cm" svg:y1="41cm" svg:x2="58.5cm" svg:y2="41cm">
            <text:p/>
          </draw:line>
          <draw:line draw:style-name="gr2" draw:layer="layout" svg:x1="46.999cm" svg:y1="27cm" svg:x2="48.091cm" svg:y2="27cm">
            <text:p/>
          </draw:line>
          <draw:line draw:style-name="gr2" draw:layer="layout" svg:x1="48.091cm" svg:y1="27cm" svg:x2="48.091cm" svg:y2="27.5cm">
            <text:p/>
          </draw:line>
          <draw:line draw:style-name="gr2" draw:layer="layout" svg:x1="48.091cm" svg:y1="27.5cm" svg:x2="49.181cm" svg:y2="27.5cm">
            <text:p/>
          </draw:line>
          <draw:line draw:style-name="gr2" draw:layer="layout" svg:x1="49.181cm" svg:y1="27cm" svg:x2="49.181cm" svg:y2="27.5cm">
            <text:p/>
          </draw:line>
          <draw:line draw:style-name="gr2" draw:layer="layout" svg:x1="49.181cm" svg:y1="27cm" svg:x2="50.272cm" svg:y2="27cm">
            <text:p/>
          </draw:line>
          <draw:line draw:style-name="gr2" draw:layer="layout" svg:x1="50.272cm" svg:y1="27cm" svg:x2="50.272cm" svg:y2="27.5cm">
            <text:p/>
          </draw:line>
          <draw:line draw:style-name="gr2" draw:layer="layout" svg:x1="50.272cm" svg:y1="27.5cm" svg:x2="51.363cm" svg:y2="27.5cm">
            <text:p/>
          </draw:line>
          <draw:line draw:style-name="gr2" draw:layer="layout" svg:x1="51.363cm" svg:y1="27cm" svg:x2="51.363cm" svg:y2="27.5cm">
            <text:p/>
          </draw:line>
          <draw:line draw:style-name="gr2" draw:layer="layout" svg:x1="51.363cm" svg:y1="27cm" svg:x2="52.454cm" svg:y2="27cm">
            <text:p/>
          </draw:line>
          <draw:line draw:style-name="gr2" draw:layer="layout" svg:x1="52.454cm" svg:y1="27cm" svg:x2="52.454cm" svg:y2="27.5cm">
            <text:p/>
          </draw:line>
          <draw:line draw:style-name="gr2" draw:layer="layout" svg:x1="52.454cm" svg:y1="27.5cm" svg:x2="53.545cm" svg:y2="27.5cm">
            <text:p/>
          </draw:line>
          <draw:line draw:style-name="gr2" draw:layer="layout" svg:x1="53.545cm" svg:y1="27cm" svg:x2="53.545cm" svg:y2="27.5cm">
            <text:p/>
          </draw:line>
          <draw:line draw:style-name="gr2" draw:layer="layout" svg:x1="53.545cm" svg:y1="27cm" svg:x2="54.636cm" svg:y2="27cm">
            <text:p/>
          </draw:line>
          <draw:line draw:style-name="gr2" draw:layer="layout" svg:x1="54.636cm" svg:y1="27cm" svg:x2="54.636cm" svg:y2="27.5cm">
            <text:p/>
          </draw:line>
          <draw:line draw:style-name="gr2" draw:layer="layout" svg:x1="54.636cm" svg:y1="27.5cm" svg:x2="55.727cm" svg:y2="27.5cm">
            <text:p/>
          </draw:line>
          <draw:line draw:style-name="gr2" draw:layer="layout" svg:x1="55.727cm" svg:y1="27cm" svg:x2="55.727cm" svg:y2="27.5cm">
            <text:p/>
          </draw:line>
          <draw:line draw:style-name="gr2" draw:layer="layout" svg:x1="55.727cm" svg:y1="27cm" svg:x2="56.818cm" svg:y2="27cm">
            <text:p/>
          </draw:line>
          <draw:line draw:style-name="gr2" draw:layer="layout" svg:x1="56.818cm" svg:y1="27cm" svg:x2="56.818cm" svg:y2="27.5cm">
            <text:p/>
          </draw:line>
          <draw:line draw:style-name="gr2" draw:layer="layout" svg:x1="56.818cm" svg:y1="27.5cm" svg:x2="57.909cm" svg:y2="27.5cm">
            <text:p/>
          </draw:line>
          <draw:line draw:style-name="gr2" draw:layer="layout" svg:x1="57.909cm" svg:y1="27cm" svg:x2="57.909cm" svg:y2="27.5cm">
            <text:p/>
          </draw:line>
          <draw:line draw:style-name="gr2" draw:layer="layout" svg:x1="57.909cm" svg:y1="27cm" svg:x2="58.5cm" svg:y2="27cm">
            <text:p/>
          </draw:line>
          <draw:line draw:style-name="gr2" draw:layer="layout" svg:x1="46.999cm" svg:y1="41cm" svg:x2="46.999cm" svg:y2="39.923cm">
            <text:p/>
          </draw:line>
          <draw:line draw:style-name="gr2" draw:layer="layout" svg:x1="47.5cm" svg:y1="39.923cm" svg:x2="46.999cm" svg:y2="39.923cm">
            <text:p/>
          </draw:line>
          <draw:line draw:style-name="gr2" draw:layer="layout" svg:x1="47.5cm" svg:y1="39.923cm" svg:x2="47.5cm" svg:y2="38.846cm">
            <text:p/>
          </draw:line>
          <draw:line draw:style-name="gr2" draw:layer="layout" svg:x1="47.5cm" svg:y1="38.846cm" svg:x2="46.999cm" svg:y2="38.846cm">
            <text:p/>
          </draw:line>
          <draw:line draw:style-name="gr2" draw:layer="layout" svg:x1="46.999cm" svg:y1="38.846cm" svg:x2="46.999cm" svg:y2="37.769cm">
            <text:p/>
          </draw:line>
          <draw:line draw:style-name="gr2" draw:layer="layout" svg:x1="47.5cm" svg:y1="37.769cm" svg:x2="46.999cm" svg:y2="37.769cm">
            <text:p/>
          </draw:line>
          <draw:line draw:style-name="gr2" draw:layer="layout" svg:x1="47.5cm" svg:y1="37.769cm" svg:x2="47.5cm" svg:y2="36.692cm">
            <text:p/>
          </draw:line>
          <draw:line draw:style-name="gr2" draw:layer="layout" svg:x1="47.5cm" svg:y1="36.692cm" svg:x2="46.999cm" svg:y2="36.692cm">
            <text:p/>
          </draw:line>
          <draw:line draw:style-name="gr2" draw:layer="layout" svg:x1="46.999cm" svg:y1="36.692cm" svg:x2="46.999cm" svg:y2="35.615cm">
            <text:p/>
          </draw:line>
          <draw:line draw:style-name="gr2" draw:layer="layout" svg:x1="47.5cm" svg:y1="35.615cm" svg:x2="46.999cm" svg:y2="35.615cm">
            <text:p/>
          </draw:line>
          <draw:line draw:style-name="gr2" draw:layer="layout" svg:x1="47.5cm" svg:y1="35.615cm" svg:x2="47.5cm" svg:y2="34.538cm">
            <text:p/>
          </draw:line>
          <draw:line draw:style-name="gr2" draw:layer="layout" svg:x1="47.5cm" svg:y1="34.538cm" svg:x2="46.999cm" svg:y2="34.538cm">
            <text:p/>
          </draw:line>
          <draw:line draw:style-name="gr2" draw:layer="layout" svg:x1="46.999cm" svg:y1="34.538cm" svg:x2="46.999cm" svg:y2="33.461cm">
            <text:p/>
          </draw:line>
          <draw:line draw:style-name="gr2" draw:layer="layout" svg:x1="47.5cm" svg:y1="33.461cm" svg:x2="46.999cm" svg:y2="33.461cm">
            <text:p/>
          </draw:line>
          <draw:line draw:style-name="gr2" draw:layer="layout" svg:x1="47.5cm" svg:y1="33.461cm" svg:x2="47.5cm" svg:y2="32.384cm">
            <text:p/>
          </draw:line>
          <draw:line draw:style-name="gr2" draw:layer="layout" svg:x1="47.5cm" svg:y1="32.384cm" svg:x2="46.999cm" svg:y2="32.384cm">
            <text:p/>
          </draw:line>
          <draw:line draw:style-name="gr2" draw:layer="layout" svg:x1="46.999cm" svg:y1="32.384cm" svg:x2="46.999cm" svg:y2="31.307cm">
            <text:p/>
          </draw:line>
          <draw:line draw:style-name="gr2" draw:layer="layout" svg:x1="47.5cm" svg:y1="31.307cm" svg:x2="46.999cm" svg:y2="31.307cm">
            <text:p/>
          </draw:line>
          <draw:line draw:style-name="gr2" draw:layer="layout" svg:x1="47.5cm" svg:y1="31.307cm" svg:x2="47.5cm" svg:y2="30.23cm">
            <text:p/>
          </draw:line>
          <draw:line draw:style-name="gr2" draw:layer="layout" svg:x1="47.5cm" svg:y1="30.23cm" svg:x2="46.999cm" svg:y2="30.23cm">
            <text:p/>
          </draw:line>
          <draw:line draw:style-name="gr2" draw:layer="layout" svg:x1="46.999cm" svg:y1="30.23cm" svg:x2="46.999cm" svg:y2="29.153cm">
            <text:p/>
          </draw:line>
          <draw:line draw:style-name="gr2" draw:layer="layout" svg:x1="47.5cm" svg:y1="29.153cm" svg:x2="46.999cm" svg:y2="29.153cm">
            <text:p/>
          </draw:line>
          <draw:line draw:style-name="gr2" draw:layer="layout" svg:x1="47.5cm" svg:y1="29.153cm" svg:x2="47.5cm" svg:y2="28.076cm">
            <text:p/>
          </draw:line>
          <draw:line draw:style-name="gr2" draw:layer="layout" svg:x1="47.5cm" svg:y1="28.076cm" svg:x2="46.999cm" svg:y2="28.076cm">
            <text:p/>
          </draw:line>
          <draw:line draw:style-name="gr2" draw:layer="layout" svg:x1="46.999cm" svg:y1="28.076cm" svg:x2="46.999cm" svg:y2="27cm">
            <text:p/>
          </draw:line>
          <draw:line draw:style-name="gr2" draw:layer="layout" svg:x1="58.5cm" svg:y1="41cm" svg:x2="58.5cm" svg:y2="39.923cm">
            <text:p/>
          </draw:line>
          <draw:line draw:style-name="gr2" draw:layer="layout" svg:x1="58.999cm" svg:y1="39.923cm" svg:x2="58.5cm" svg:y2="39.923cm">
            <text:p/>
          </draw:line>
          <draw:line draw:style-name="gr2" draw:layer="layout" svg:x1="58.999cm" svg:y1="39.923cm" svg:x2="58.999cm" svg:y2="38.846cm">
            <text:p/>
          </draw:line>
          <draw:line draw:style-name="gr2" draw:layer="layout" svg:x1="58.999cm" svg:y1="38.846cm" svg:x2="58.5cm" svg:y2="38.846cm">
            <text:p/>
          </draw:line>
          <draw:line draw:style-name="gr2" draw:layer="layout" svg:x1="58.5cm" svg:y1="38.846cm" svg:x2="58.5cm" svg:y2="37.769cm">
            <text:p/>
          </draw:line>
          <draw:line draw:style-name="gr2" draw:layer="layout" svg:x1="58.999cm" svg:y1="37.769cm" svg:x2="58.5cm" svg:y2="37.769cm">
            <text:p/>
          </draw:line>
          <draw:line draw:style-name="gr2" draw:layer="layout" svg:x1="58.999cm" svg:y1="37.769cm" svg:x2="58.999cm" svg:y2="36.692cm">
            <text:p/>
          </draw:line>
          <draw:line draw:style-name="gr2" draw:layer="layout" svg:x1="58.999cm" svg:y1="36.692cm" svg:x2="58.5cm" svg:y2="36.692cm">
            <text:p/>
          </draw:line>
          <draw:line draw:style-name="gr2" draw:layer="layout" svg:x1="58.5cm" svg:y1="36.692cm" svg:x2="58.5cm" svg:y2="35.615cm">
            <text:p/>
          </draw:line>
          <draw:line draw:style-name="gr2" draw:layer="layout" svg:x1="58.999cm" svg:y1="35.615cm" svg:x2="58.5cm" svg:y2="35.615cm">
            <text:p/>
          </draw:line>
          <draw:line draw:style-name="gr2" draw:layer="layout" svg:x1="58.999cm" svg:y1="35.615cm" svg:x2="58.999cm" svg:y2="34.538cm">
            <text:p/>
          </draw:line>
          <draw:line draw:style-name="gr2" draw:layer="layout" svg:x1="58.999cm" svg:y1="34.538cm" svg:x2="58.5cm" svg:y2="34.538cm">
            <text:p/>
          </draw:line>
          <draw:line draw:style-name="gr2" draw:layer="layout" svg:x1="58.5cm" svg:y1="34.538cm" svg:x2="58.5cm" svg:y2="33.461cm">
            <text:p/>
          </draw:line>
          <draw:line draw:style-name="gr2" draw:layer="layout" svg:x1="58.999cm" svg:y1="33.461cm" svg:x2="58.5cm" svg:y2="33.461cm">
            <text:p/>
          </draw:line>
          <draw:line draw:style-name="gr2" draw:layer="layout" svg:x1="58.999cm" svg:y1="33.461cm" svg:x2="58.999cm" svg:y2="32.384cm">
            <text:p/>
          </draw:line>
          <draw:line draw:style-name="gr2" draw:layer="layout" svg:x1="58.999cm" svg:y1="32.384cm" svg:x2="58.5cm" svg:y2="32.384cm">
            <text:p/>
          </draw:line>
          <draw:line draw:style-name="gr2" draw:layer="layout" svg:x1="58.5cm" svg:y1="32.384cm" svg:x2="58.5cm" svg:y2="31.307cm">
            <text:p/>
          </draw:line>
          <draw:line draw:style-name="gr2" draw:layer="layout" svg:x1="58.999cm" svg:y1="31.307cm" svg:x2="58.5cm" svg:y2="31.307cm">
            <text:p/>
          </draw:line>
          <draw:line draw:style-name="gr2" draw:layer="layout" svg:x1="58.999cm" svg:y1="31.307cm" svg:x2="58.999cm" svg:y2="30.23cm">
            <text:p/>
          </draw:line>
          <draw:line draw:style-name="gr2" draw:layer="layout" svg:x1="58.999cm" svg:y1="30.23cm" svg:x2="58.5cm" svg:y2="30.23cm">
            <text:p/>
          </draw:line>
          <draw:line draw:style-name="gr2" draw:layer="layout" svg:x1="58.5cm" svg:y1="30.23cm" svg:x2="58.5cm" svg:y2="29.153cm">
            <text:p/>
          </draw:line>
          <draw:line draw:style-name="gr2" draw:layer="layout" svg:x1="58.999cm" svg:y1="29.153cm" svg:x2="58.5cm" svg:y2="29.153cm">
            <text:p/>
          </draw:line>
          <draw:line draw:style-name="gr2" draw:layer="layout" svg:x1="58.999cm" svg:y1="29.153cm" svg:x2="58.999cm" svg:y2="28.076cm">
            <text:p/>
          </draw:line>
          <draw:line draw:style-name="gr2" draw:layer="layout" svg:x1="58.999cm" svg:y1="28.076cm" svg:x2="58.5cm" svg:y2="28.076cm">
            <text:p/>
          </draw:line>
          <draw:line draw:style-name="gr2" draw:layer="layout" svg:x1="58.5cm" svg:y1="28.076cm" svg:x2="58.5cm" svg:y2="27cm">
            <text:p/>
          </draw:line>
        </draw:g>
        <draw:line draw:style-name="gr1" draw:layer="layout" svg:x1="13.999cm" svg:y1="27.999cm" svg:x2="15.032cm" svg:y2="27.999cm">
          <text:p/>
        </draw:line>
        <draw:line draw:style-name="gr1" draw:layer="layout" svg:x1="15.032cm" svg:y1="27.5cm" svg:x2="15.032cm" svg:y2="27.999cm">
          <text:p/>
        </draw:line>
        <draw:line draw:style-name="gr1" draw:layer="layout" svg:x1="15.032cm" svg:y1="27.5cm" svg:x2="16.064cm" svg:y2="27.5cm">
          <text:p/>
        </draw:line>
        <draw:line draw:style-name="gr1" draw:layer="layout" svg:x1="16.064cm" svg:y1="27.5cm" svg:x2="16.064cm" svg:y2="27.999cm">
          <text:p/>
        </draw:line>
        <draw:line draw:style-name="gr1" draw:layer="layout" svg:x1="16.064cm" svg:y1="27.999cm" svg:x2="17.096cm" svg:y2="27.999cm">
          <text:p/>
        </draw:line>
        <draw:line draw:style-name="gr1" draw:layer="layout" svg:x1="17.096cm" svg:y1="27.5cm" svg:x2="17.096cm" svg:y2="27.999cm">
          <text:p/>
        </draw:line>
        <draw:line draw:style-name="gr1" draw:layer="layout" svg:x1="17.096cm" svg:y1="27.5cm" svg:x2="18.128cm" svg:y2="27.5cm">
          <text:p/>
        </draw:line>
        <draw:line draw:style-name="gr1" draw:layer="layout" svg:x1="18.128cm" svg:y1="27.5cm" svg:x2="18.128cm" svg:y2="27.999cm">
          <text:p/>
        </draw:line>
        <draw:line draw:style-name="gr1" draw:layer="layout" svg:x1="18.128cm" svg:y1="27.999cm" svg:x2="19.161cm" svg:y2="27.999cm">
          <text:p/>
        </draw:line>
        <draw:line draw:style-name="gr1" draw:layer="layout" svg:x1="19.161cm" svg:y1="27.5cm" svg:x2="19.161cm" svg:y2="27.999cm">
          <text:p/>
        </draw:line>
        <draw:line draw:style-name="gr1" draw:layer="layout" svg:x1="19.161cm" svg:y1="27.5cm" svg:x2="20.193cm" svg:y2="27.5cm">
          <text:p/>
        </draw:line>
        <draw:line draw:style-name="gr1" draw:layer="layout" svg:x1="20.193cm" svg:y1="27.5cm" svg:x2="20.193cm" svg:y2="27.999cm">
          <text:p/>
        </draw:line>
        <draw:line draw:style-name="gr1" draw:layer="layout" svg:x1="20.193cm" svg:y1="27.999cm" svg:x2="21.225cm" svg:y2="27.999cm">
          <text:p/>
        </draw:line>
        <draw:line draw:style-name="gr1" draw:layer="layout" svg:x1="21.225cm" svg:y1="27.5cm" svg:x2="21.225cm" svg:y2="27.999cm">
          <text:p/>
        </draw:line>
        <draw:line draw:style-name="gr1" draw:layer="layout" svg:x1="21.225cm" svg:y1="27.5cm" svg:x2="22.258cm" svg:y2="27.5cm">
          <text:p/>
        </draw:line>
        <draw:line draw:style-name="gr1" draw:layer="layout" svg:x1="22.258cm" svg:y1="27.5cm" svg:x2="22.258cm" svg:y2="27.999cm">
          <text:p/>
        </draw:line>
        <draw:line draw:style-name="gr1" draw:layer="layout" svg:x1="22.258cm" svg:y1="27.999cm" svg:x2="23.29cm" svg:y2="27.999cm">
          <text:p/>
        </draw:line>
        <draw:line draw:style-name="gr1" draw:layer="layout" svg:x1="23.29cm" svg:y1="27.5cm" svg:x2="23.29cm" svg:y2="27.999cm">
          <text:p/>
        </draw:line>
        <draw:line draw:style-name="gr1" draw:layer="layout" svg:x1="23.29cm" svg:y1="27.5cm" svg:x2="24.322cm" svg:y2="27.5cm">
          <text:p/>
        </draw:line>
        <draw:line draw:style-name="gr1" draw:layer="layout" svg:x1="24.322cm" svg:y1="27.5cm" svg:x2="24.322cm" svg:y2="27.999cm">
          <text:p/>
        </draw:line>
        <draw:line draw:style-name="gr1" draw:layer="layout" svg:x1="24.322cm" svg:y1="27.999cm" svg:x2="25.354cm" svg:y2="27.999cm">
          <text:p/>
        </draw:line>
        <draw:line draw:style-name="gr1" draw:layer="layout" svg:x1="25.354cm" svg:y1="27.5cm" svg:x2="25.354cm" svg:y2="27.999cm">
          <text:p/>
        </draw:line>
        <draw:line draw:style-name="gr1" draw:layer="layout" svg:x1="25.354cm" svg:y1="27.5cm" svg:x2="26.387cm" svg:y2="27.5cm">
          <text:p/>
        </draw:line>
        <draw:line draw:style-name="gr1" draw:layer="layout" svg:x1="26.387cm" svg:y1="27.5cm" svg:x2="26.387cm" svg:y2="27.999cm">
          <text:p/>
        </draw:line>
        <draw:line draw:style-name="gr1" draw:layer="layout" svg:x1="26.387cm" svg:y1="27.999cm" svg:x2="27.419cm" svg:y2="27.999cm">
          <text:p/>
        </draw:line>
        <draw:line draw:style-name="gr1" draw:layer="layout" svg:x1="27.419cm" svg:y1="27.5cm" svg:x2="27.419cm" svg:y2="27.999cm">
          <text:p/>
        </draw:line>
        <draw:line draw:style-name="gr1" draw:layer="layout" svg:x1="27.419cm" svg:y1="27.5cm" svg:x2="28.451cm" svg:y2="27.5cm">
          <text:p/>
        </draw:line>
        <draw:line draw:style-name="gr1" draw:layer="layout" svg:x1="28.451cm" svg:y1="27.5cm" svg:x2="28.451cm" svg:y2="27.999cm">
          <text:p/>
        </draw:line>
        <draw:line draw:style-name="gr1" draw:layer="layout" svg:x1="28.451cm" svg:y1="27.999cm" svg:x2="29.483cm" svg:y2="27.999cm">
          <text:p/>
        </draw:line>
        <draw:line draw:style-name="gr1" draw:layer="layout" svg:x1="29.483cm" svg:y1="27.5cm" svg:x2="29.483cm" svg:y2="27.999cm">
          <text:p/>
        </draw:line>
        <draw:line draw:style-name="gr1" draw:layer="layout" svg:x1="29.483cm" svg:y1="27.5cm" svg:x2="30.515cm" svg:y2="27.5cm">
          <text:p/>
        </draw:line>
        <draw:line draw:style-name="gr1" draw:layer="layout" svg:x1="30.515cm" svg:y1="27.5cm" svg:x2="30.515cm" svg:y2="27.999cm">
          <text:p/>
        </draw:line>
        <draw:line draw:style-name="gr1" draw:layer="layout" svg:x1="30.515cm" svg:y1="27.999cm" svg:x2="31.548cm" svg:y2="27.999cm">
          <text:p/>
        </draw:line>
        <draw:line draw:style-name="gr1" draw:layer="layout" svg:x1="31.548cm" svg:y1="27.5cm" svg:x2="31.548cm" svg:y2="27.999cm">
          <text:p/>
        </draw:line>
        <draw:line draw:style-name="gr1" draw:layer="layout" svg:x1="31.548cm" svg:y1="27.5cm" svg:x2="32.58cm" svg:y2="27.5cm">
          <text:p/>
        </draw:line>
        <draw:line draw:style-name="gr1" draw:layer="layout" svg:x1="32.58cm" svg:y1="27.5cm" svg:x2="32.58cm" svg:y2="27.999cm">
          <text:p/>
        </draw:line>
        <draw:line draw:style-name="gr1" draw:layer="layout" svg:x1="32.58cm" svg:y1="27.999cm" svg:x2="33.613cm" svg:y2="27.999cm">
          <text:p/>
        </draw:line>
        <draw:line draw:style-name="gr1" draw:layer="layout" svg:x1="33.613cm" svg:y1="27.5cm" svg:x2="33.613cm" svg:y2="27.999cm">
          <text:p/>
        </draw:line>
        <draw:line draw:style-name="gr1" draw:layer="layout" svg:x1="33.613cm" svg:y1="27.5cm" svg:x2="34.645cm" svg:y2="27.5cm">
          <text:p/>
        </draw:line>
        <draw:line draw:style-name="gr1" draw:layer="layout" svg:x1="34.645cm" svg:y1="27.5cm" svg:x2="34.645cm" svg:y2="27.999cm">
          <text:p/>
        </draw:line>
        <draw:line draw:style-name="gr1" draw:layer="layout" svg:x1="34.645cm" svg:y1="27.999cm" svg:x2="35.677cm" svg:y2="27.999cm">
          <text:p/>
        </draw:line>
        <draw:line draw:style-name="gr1" draw:layer="layout" svg:x1="35.677cm" svg:y1="27.5cm" svg:x2="35.677cm" svg:y2="27.999cm">
          <text:p/>
        </draw:line>
        <draw:line draw:style-name="gr1" draw:layer="layout" svg:x1="35.677cm" svg:y1="27.5cm" svg:x2="36.709cm" svg:y2="27.5cm">
          <text:p/>
        </draw:line>
        <draw:line draw:style-name="gr1" draw:layer="layout" svg:x1="36.709cm" svg:y1="27.5cm" svg:x2="36.709cm" svg:y2="27.999cm">
          <text:p/>
        </draw:line>
        <draw:line draw:style-name="gr1" draw:layer="layout" svg:x1="36.709cm" svg:y1="27.999cm" svg:x2="37.741cm" svg:y2="27.999cm">
          <text:p/>
        </draw:line>
        <draw:line draw:style-name="gr1" draw:layer="layout" svg:x1="37.741cm" svg:y1="27.5cm" svg:x2="37.741cm" svg:y2="27.999cm">
          <text:p/>
        </draw:line>
        <draw:line draw:style-name="gr1" draw:layer="layout" svg:x1="37.741cm" svg:y1="27.5cm" svg:x2="38.774cm" svg:y2="27.5cm">
          <text:p/>
        </draw:line>
        <draw:line draw:style-name="gr1" draw:layer="layout" svg:x1="38.774cm" svg:y1="27.5cm" svg:x2="38.774cm" svg:y2="27.999cm">
          <text:p/>
        </draw:line>
        <draw:line draw:style-name="gr1" draw:layer="layout" svg:x1="38.774cm" svg:y1="27.999cm" svg:x2="39.806cm" svg:y2="27.999cm">
          <text:p/>
        </draw:line>
        <draw:line draw:style-name="gr1" draw:layer="layout" svg:x1="39.806cm" svg:y1="27.5cm" svg:x2="39.806cm" svg:y2="27.999cm">
          <text:p/>
        </draw:line>
        <draw:line draw:style-name="gr1" draw:layer="layout" svg:x1="39.806cm" svg:y1="27.5cm" svg:x2="40.838cm" svg:y2="27.5cm">
          <text:p/>
        </draw:line>
        <draw:line draw:style-name="gr1" draw:layer="layout" svg:x1="40.838cm" svg:y1="27.5cm" svg:x2="40.838cm" svg:y2="27.999cm">
          <text:p/>
        </draw:line>
        <draw:line draw:style-name="gr1" draw:layer="layout" svg:x1="40.838cm" svg:y1="27.999cm" svg:x2="41.87cm" svg:y2="27.999cm">
          <text:p/>
        </draw:line>
        <draw:line draw:style-name="gr1" draw:layer="layout" svg:x1="41.87cm" svg:y1="27.5cm" svg:x2="41.87cm" svg:y2="27.999cm">
          <text:p/>
        </draw:line>
        <draw:line draw:style-name="gr1" draw:layer="layout" svg:x1="41.87cm" svg:y1="27.5cm" svg:x2="42.903cm" svg:y2="27.5cm">
          <text:p/>
        </draw:line>
        <draw:line draw:style-name="gr1" draw:layer="layout" svg:x1="42.903cm" svg:y1="27.5cm" svg:x2="42.903cm" svg:y2="27.999cm">
          <text:p/>
        </draw:line>
        <draw:line draw:style-name="gr1" draw:layer="layout" svg:x1="42.903cm" svg:y1="27.999cm" svg:x2="43.935cm" svg:y2="27.999cm">
          <text:p/>
        </draw:line>
        <draw:line draw:style-name="gr1" draw:layer="layout" svg:x1="43.935cm" svg:y1="27.5cm" svg:x2="43.935cm" svg:y2="27.999cm">
          <text:p/>
        </draw:line>
        <draw:line draw:style-name="gr1" draw:layer="layout" svg:x1="43.935cm" svg:y1="27.5cm" svg:x2="44.967cm" svg:y2="27.5cm">
          <text:p/>
        </draw:line>
        <draw:line draw:style-name="gr1" draw:layer="layout" svg:x1="44.967cm" svg:y1="27.5cm" svg:x2="44.967cm" svg:y2="27.999cm">
          <text:p/>
        </draw:line>
        <draw:line draw:style-name="gr1" draw:layer="layout" svg:x1="44.967cm" svg:y1="27.999cm" svg:x2="45.499cm" svg:y2="27.999cm">
          <text:p/>
        </draw:line>
        <draw:line draw:style-name="gr1" draw:layer="layout" svg:x1="13.999cm" svg:y1="13.999cm" svg:x2="15.032cm" svg:y2="13.999cm">
          <text:p/>
        </draw:line>
        <draw:line draw:style-name="gr1" draw:layer="layout" svg:x1="15.032cm" svg:y1="13.999cm" svg:x2="15.032cm" svg:y2="14.5cm">
          <text:p/>
        </draw:line>
        <draw:line draw:style-name="gr1" draw:layer="layout" svg:x1="15.032cm" svg:y1="14.5cm" svg:x2="16.064cm" svg:y2="14.5cm">
          <text:p/>
        </draw:line>
        <draw:line draw:style-name="gr1" draw:layer="layout" svg:x1="16.064cm" svg:y1="13.999cm" svg:x2="16.064cm" svg:y2="14.5cm">
          <text:p/>
        </draw:line>
        <draw:line draw:style-name="gr1" draw:layer="layout" svg:x1="16.064cm" svg:y1="13.999cm" svg:x2="17.096cm" svg:y2="13.999cm">
          <text:p/>
        </draw:line>
        <draw:line draw:style-name="gr1" draw:layer="layout" svg:x1="17.096cm" svg:y1="13.999cm" svg:x2="17.096cm" svg:y2="14.5cm">
          <text:p/>
        </draw:line>
        <draw:line draw:style-name="gr1" draw:layer="layout" svg:x1="17.096cm" svg:y1="14.5cm" svg:x2="18.128cm" svg:y2="14.5cm">
          <text:p/>
        </draw:line>
        <draw:line draw:style-name="gr1" draw:layer="layout" svg:x1="18.128cm" svg:y1="13.999cm" svg:x2="18.128cm" svg:y2="14.5cm">
          <text:p/>
        </draw:line>
        <draw:line draw:style-name="gr1" draw:layer="layout" svg:x1="18.128cm" svg:y1="13.999cm" svg:x2="19.161cm" svg:y2="13.999cm">
          <text:p/>
        </draw:line>
        <draw:line draw:style-name="gr1" draw:layer="layout" svg:x1="19.161cm" svg:y1="13.999cm" svg:x2="19.161cm" svg:y2="14.5cm">
          <text:p/>
        </draw:line>
        <draw:line draw:style-name="gr1" draw:layer="layout" svg:x1="19.161cm" svg:y1="14.5cm" svg:x2="20.193cm" svg:y2="14.5cm">
          <text:p/>
        </draw:line>
        <draw:line draw:style-name="gr1" draw:layer="layout" svg:x1="20.193cm" svg:y1="13.999cm" svg:x2="20.193cm" svg:y2="14.5cm">
          <text:p/>
        </draw:line>
        <draw:line draw:style-name="gr1" draw:layer="layout" svg:x1="20.193cm" svg:y1="13.999cm" svg:x2="21.225cm" svg:y2="13.999cm">
          <text:p/>
        </draw:line>
        <draw:line draw:style-name="gr1" draw:layer="layout" svg:x1="21.225cm" svg:y1="13.999cm" svg:x2="21.225cm" svg:y2="14.5cm">
          <text:p/>
        </draw:line>
        <draw:line draw:style-name="gr1" draw:layer="layout" svg:x1="21.225cm" svg:y1="14.5cm" svg:x2="22.258cm" svg:y2="14.5cm">
          <text:p/>
        </draw:line>
        <draw:line draw:style-name="gr1" draw:layer="layout" svg:x1="22.258cm" svg:y1="13.999cm" svg:x2="22.258cm" svg:y2="14.5cm">
          <text:p/>
        </draw:line>
        <draw:line draw:style-name="gr1" draw:layer="layout" svg:x1="22.258cm" svg:y1="13.999cm" svg:x2="23.29cm" svg:y2="13.999cm">
          <text:p/>
        </draw:line>
        <draw:line draw:style-name="gr1" draw:layer="layout" svg:x1="23.29cm" svg:y1="13.999cm" svg:x2="23.29cm" svg:y2="14.5cm">
          <text:p/>
        </draw:line>
        <draw:line draw:style-name="gr1" draw:layer="layout" svg:x1="23.29cm" svg:y1="14.5cm" svg:x2="24.322cm" svg:y2="14.5cm">
          <text:p/>
        </draw:line>
        <draw:line draw:style-name="gr1" draw:layer="layout" svg:x1="24.322cm" svg:y1="13.999cm" svg:x2="24.322cm" svg:y2="14.5cm">
          <text:p/>
        </draw:line>
        <draw:line draw:style-name="gr1" draw:layer="layout" svg:x1="24.322cm" svg:y1="13.999cm" svg:x2="25.354cm" svg:y2="13.999cm">
          <text:p/>
        </draw:line>
        <draw:line draw:style-name="gr1" draw:layer="layout" svg:x1="25.354cm" svg:y1="13.999cm" svg:x2="25.354cm" svg:y2="14.5cm">
          <text:p/>
        </draw:line>
        <draw:line draw:style-name="gr1" draw:layer="layout" svg:x1="25.354cm" svg:y1="14.5cm" svg:x2="26.387cm" svg:y2="14.5cm">
          <text:p/>
        </draw:line>
        <draw:line draw:style-name="gr1" draw:layer="layout" svg:x1="26.387cm" svg:y1="13.999cm" svg:x2="26.387cm" svg:y2="14.5cm">
          <text:p/>
        </draw:line>
        <draw:line draw:style-name="gr1" draw:layer="layout" svg:x1="26.387cm" svg:y1="13.999cm" svg:x2="27.419cm" svg:y2="13.999cm">
          <text:p/>
        </draw:line>
        <draw:line draw:style-name="gr1" draw:layer="layout" svg:x1="27.419cm" svg:y1="13.999cm" svg:x2="27.419cm" svg:y2="14.5cm">
          <text:p/>
        </draw:line>
        <draw:line draw:style-name="gr1" draw:layer="layout" svg:x1="27.419cm" svg:y1="14.5cm" svg:x2="28.451cm" svg:y2="14.5cm">
          <text:p/>
        </draw:line>
        <draw:line draw:style-name="gr1" draw:layer="layout" svg:x1="28.451cm" svg:y1="13.999cm" svg:x2="28.451cm" svg:y2="14.5cm">
          <text:p/>
        </draw:line>
        <draw:line draw:style-name="gr1" draw:layer="layout" svg:x1="28.451cm" svg:y1="13.999cm" svg:x2="29.483cm" svg:y2="13.999cm">
          <text:p/>
        </draw:line>
        <draw:line draw:style-name="gr1" draw:layer="layout" svg:x1="29.483cm" svg:y1="13.999cm" svg:x2="29.483cm" svg:y2="14.5cm">
          <text:p/>
        </draw:line>
        <draw:line draw:style-name="gr1" draw:layer="layout" svg:x1="29.483cm" svg:y1="14.5cm" svg:x2="30.515cm" svg:y2="14.5cm">
          <text:p/>
        </draw:line>
        <draw:line draw:style-name="gr1" draw:layer="layout" svg:x1="30.515cm" svg:y1="13.999cm" svg:x2="30.515cm" svg:y2="14.5cm">
          <text:p/>
        </draw:line>
        <draw:line draw:style-name="gr1" draw:layer="layout" svg:x1="30.515cm" svg:y1="13.999cm" svg:x2="31.548cm" svg:y2="13.999cm">
          <text:p/>
        </draw:line>
        <draw:line draw:style-name="gr1" draw:layer="layout" svg:x1="31.548cm" svg:y1="13.999cm" svg:x2="31.548cm" svg:y2="14.5cm">
          <text:p/>
        </draw:line>
        <draw:line draw:style-name="gr1" draw:layer="layout" svg:x1="31.548cm" svg:y1="14.5cm" svg:x2="32.58cm" svg:y2="14.5cm">
          <text:p/>
        </draw:line>
        <draw:line draw:style-name="gr1" draw:layer="layout" svg:x1="32.58cm" svg:y1="13.999cm" svg:x2="32.58cm" svg:y2="14.5cm">
          <text:p/>
        </draw:line>
        <draw:line draw:style-name="gr1" draw:layer="layout" svg:x1="32.58cm" svg:y1="13.999cm" svg:x2="33.613cm" svg:y2="13.999cm">
          <text:p/>
        </draw:line>
        <draw:line draw:style-name="gr1" draw:layer="layout" svg:x1="33.613cm" svg:y1="13.999cm" svg:x2="33.613cm" svg:y2="14.5cm">
          <text:p/>
        </draw:line>
        <draw:line draw:style-name="gr1" draw:layer="layout" svg:x1="33.613cm" svg:y1="14.5cm" svg:x2="34.645cm" svg:y2="14.5cm">
          <text:p/>
        </draw:line>
        <draw:line draw:style-name="gr1" draw:layer="layout" svg:x1="34.645cm" svg:y1="13.999cm" svg:x2="34.645cm" svg:y2="14.5cm">
          <text:p/>
        </draw:line>
        <draw:line draw:style-name="gr1" draw:layer="layout" svg:x1="34.645cm" svg:y1="13.999cm" svg:x2="35.677cm" svg:y2="13.999cm">
          <text:p/>
        </draw:line>
        <draw:line draw:style-name="gr1" draw:layer="layout" svg:x1="35.677cm" svg:y1="13.999cm" svg:x2="35.677cm" svg:y2="14.5cm">
          <text:p/>
        </draw:line>
        <draw:line draw:style-name="gr1" draw:layer="layout" svg:x1="35.677cm" svg:y1="14.5cm" svg:x2="36.709cm" svg:y2="14.5cm">
          <text:p/>
        </draw:line>
        <draw:line draw:style-name="gr1" draw:layer="layout" svg:x1="36.709cm" svg:y1="13.999cm" svg:x2="36.709cm" svg:y2="14.5cm">
          <text:p/>
        </draw:line>
        <draw:line draw:style-name="gr1" draw:layer="layout" svg:x1="36.709cm" svg:y1="13.999cm" svg:x2="37.741cm" svg:y2="13.999cm">
          <text:p/>
        </draw:line>
        <draw:line draw:style-name="gr1" draw:layer="layout" svg:x1="37.741cm" svg:y1="13.999cm" svg:x2="37.741cm" svg:y2="14.5cm">
          <text:p/>
        </draw:line>
        <draw:line draw:style-name="gr1" draw:layer="layout" svg:x1="37.741cm" svg:y1="14.5cm" svg:x2="38.774cm" svg:y2="14.5cm">
          <text:p/>
        </draw:line>
        <draw:line draw:style-name="gr1" draw:layer="layout" svg:x1="38.774cm" svg:y1="13.999cm" svg:x2="38.774cm" svg:y2="14.5cm">
          <text:p/>
        </draw:line>
        <draw:line draw:style-name="gr1" draw:layer="layout" svg:x1="38.774cm" svg:y1="13.999cm" svg:x2="39.806cm" svg:y2="13.999cm">
          <text:p/>
        </draw:line>
        <draw:line draw:style-name="gr1" draw:layer="layout" svg:x1="39.806cm" svg:y1="13.999cm" svg:x2="39.806cm" svg:y2="14.5cm">
          <text:p/>
        </draw:line>
        <draw:line draw:style-name="gr1" draw:layer="layout" svg:x1="39.806cm" svg:y1="14.5cm" svg:x2="40.838cm" svg:y2="14.5cm">
          <text:p/>
        </draw:line>
        <draw:line draw:style-name="gr1" draw:layer="layout" svg:x1="40.838cm" svg:y1="13.999cm" svg:x2="40.838cm" svg:y2="14.5cm">
          <text:p/>
        </draw:line>
        <draw:line draw:style-name="gr1" draw:layer="layout" svg:x1="40.838cm" svg:y1="13.999cm" svg:x2="41.87cm" svg:y2="13.999cm">
          <text:p/>
        </draw:line>
        <draw:line draw:style-name="gr1" draw:layer="layout" svg:x1="41.87cm" svg:y1="13.999cm" svg:x2="41.87cm" svg:y2="14.5cm">
          <text:p/>
        </draw:line>
        <draw:line draw:style-name="gr1" draw:layer="layout" svg:x1="41.87cm" svg:y1="14.5cm" svg:x2="42.903cm" svg:y2="14.5cm">
          <text:p/>
        </draw:line>
        <draw:line draw:style-name="gr1" draw:layer="layout" svg:x1="42.903cm" svg:y1="13.999cm" svg:x2="42.903cm" svg:y2="14.5cm">
          <text:p/>
        </draw:line>
        <draw:line draw:style-name="gr1" draw:layer="layout" svg:x1="42.903cm" svg:y1="13.999cm" svg:x2="43.935cm" svg:y2="13.999cm">
          <text:p/>
        </draw:line>
        <draw:line draw:style-name="gr1" draw:layer="layout" svg:x1="43.935cm" svg:y1="13.999cm" svg:x2="43.935cm" svg:y2="14.5cm">
          <text:p/>
        </draw:line>
        <draw:line draw:style-name="gr1" draw:layer="layout" svg:x1="43.935cm" svg:y1="14.5cm" svg:x2="44.967cm" svg:y2="14.5cm">
          <text:p/>
        </draw:line>
        <draw:line draw:style-name="gr1" draw:layer="layout" svg:x1="44.967cm" svg:y1="13.999cm" svg:x2="44.967cm" svg:y2="14.5cm">
          <text:p/>
        </draw:line>
        <draw:line draw:style-name="gr1" draw:layer="layout" svg:x1="44.967cm" svg:y1="13.999cm" svg:x2="45.499cm" svg:y2="13.999cm">
          <text:p/>
        </draw:line>
        <draw:line draw:style-name="gr1" draw:layer="layout" svg:x1="13.999cm" svg:y1="27.999cm" svg:x2="13.999cm" svg:y2="26.923cm">
          <text:p/>
        </draw:line>
        <draw:line draw:style-name="gr1" draw:layer="layout" svg:x1="14.499cm" svg:y1="26.923cm" svg:x2="13.999cm" svg:y2="26.923cm">
          <text:p/>
        </draw:line>
        <draw:line draw:style-name="gr1" draw:layer="layout" svg:x1="14.499cm" svg:y1="26.923cm" svg:x2="14.499cm" svg:y2="25.846cm">
          <text:p/>
        </draw:line>
        <draw:line draw:style-name="gr1" draw:layer="layout" svg:x1="14.499cm" svg:y1="25.846cm" svg:x2="13.999cm" svg:y2="25.846cm">
          <text:p/>
        </draw:line>
        <draw:line draw:style-name="gr1" draw:layer="layout" svg:x1="13.999cm" svg:y1="25.846cm" svg:x2="13.999cm" svg:y2="24.769cm">
          <text:p/>
        </draw:line>
        <draw:line draw:style-name="gr1" draw:layer="layout" svg:x1="14.499cm" svg:y1="24.769cm" svg:x2="13.999cm" svg:y2="24.769cm">
          <text:p/>
        </draw:line>
        <draw:line draw:style-name="gr1" draw:layer="layout" svg:x1="14.499cm" svg:y1="24.769cm" svg:x2="14.499cm" svg:y2="23.692cm">
          <text:p/>
        </draw:line>
        <draw:line draw:style-name="gr1" draw:layer="layout" svg:x1="14.499cm" svg:y1="23.692cm" svg:x2="13.999cm" svg:y2="23.692cm">
          <text:p/>
        </draw:line>
        <draw:line draw:style-name="gr1" draw:layer="layout" svg:x1="13.999cm" svg:y1="23.692cm" svg:x2="13.999cm" svg:y2="22.615cm">
          <text:p/>
        </draw:line>
        <draw:line draw:style-name="gr1" draw:layer="layout" svg:x1="14.499cm" svg:y1="22.615cm" svg:x2="13.999cm" svg:y2="22.615cm">
          <text:p/>
        </draw:line>
        <draw:line draw:style-name="gr1" draw:layer="layout" svg:x1="14.499cm" svg:y1="22.615cm" svg:x2="14.499cm" svg:y2="21.538cm">
          <text:p/>
        </draw:line>
        <draw:line draw:style-name="gr1" draw:layer="layout" svg:x1="14.499cm" svg:y1="21.538cm" svg:x2="13.999cm" svg:y2="21.538cm">
          <text:p/>
        </draw:line>
        <draw:line draw:style-name="gr1" draw:layer="layout" svg:x1="13.999cm" svg:y1="21.538cm" svg:x2="13.999cm" svg:y2="20.461cm">
          <text:p/>
        </draw:line>
        <draw:line draw:style-name="gr1" draw:layer="layout" svg:x1="14.499cm" svg:y1="20.461cm" svg:x2="13.999cm" svg:y2="20.461cm">
          <text:p/>
        </draw:line>
        <draw:line draw:style-name="gr1" draw:layer="layout" svg:x1="14.499cm" svg:y1="20.461cm" svg:x2="14.499cm" svg:y2="19.384cm">
          <text:p/>
        </draw:line>
        <draw:line draw:style-name="gr1" draw:layer="layout" svg:x1="14.499cm" svg:y1="19.384cm" svg:x2="13.999cm" svg:y2="19.384cm">
          <text:p/>
        </draw:line>
        <draw:line draw:style-name="gr1" draw:layer="layout" svg:x1="13.999cm" svg:y1="19.384cm" svg:x2="13.999cm" svg:y2="18.307cm">
          <text:p/>
        </draw:line>
        <draw:line draw:style-name="gr1" draw:layer="layout" svg:x1="14.499cm" svg:y1="18.307cm" svg:x2="13.999cm" svg:y2="18.307cm">
          <text:p/>
        </draw:line>
        <draw:line draw:style-name="gr1" draw:layer="layout" svg:x1="14.499cm" svg:y1="18.307cm" svg:x2="14.499cm" svg:y2="17.23cm">
          <text:p/>
        </draw:line>
        <draw:line draw:style-name="gr1" draw:layer="layout" svg:x1="14.499cm" svg:y1="17.23cm" svg:x2="13.999cm" svg:y2="17.23cm">
          <text:p/>
        </draw:line>
        <draw:line draw:style-name="gr1" draw:layer="layout" svg:x1="13.999cm" svg:y1="17.23cm" svg:x2="13.999cm" svg:y2="16.154cm">
          <text:p/>
        </draw:line>
        <draw:line draw:style-name="gr1" draw:layer="layout" svg:x1="14.499cm" svg:y1="16.154cm" svg:x2="13.999cm" svg:y2="16.154cm">
          <text:p/>
        </draw:line>
        <draw:line draw:style-name="gr1" draw:layer="layout" svg:x1="14.499cm" svg:y1="16.154cm" svg:x2="14.499cm" svg:y2="15.077cm">
          <text:p/>
        </draw:line>
        <draw:line draw:style-name="gr1" draw:layer="layout" svg:x1="14.499cm" svg:y1="15.077cm" svg:x2="13.999cm" svg:y2="15.077cm">
          <text:p/>
        </draw:line>
        <draw:line draw:style-name="gr1" draw:layer="layout" svg:x1="13.999cm" svg:y1="15.077cm" svg:x2="13.999cm" svg:y2="13.999cm">
          <text:p/>
        </draw:line>
        <draw:line draw:style-name="gr1" draw:layer="layout" svg:x1="45.499cm" svg:y1="27.999cm" svg:x2="45.499cm" svg:y2="26.923cm">
          <text:p/>
        </draw:line>
        <draw:line draw:style-name="gr1" draw:layer="layout" svg:x1="46cm" svg:y1="26.923cm" svg:x2="45.499cm" svg:y2="26.923cm">
          <text:p/>
        </draw:line>
        <draw:line draw:style-name="gr1" draw:layer="layout" svg:x1="46cm" svg:y1="26.923cm" svg:x2="46cm" svg:y2="25.846cm">
          <text:p/>
        </draw:line>
        <draw:line draw:style-name="gr1" draw:layer="layout" svg:x1="46cm" svg:y1="25.846cm" svg:x2="45.499cm" svg:y2="25.846cm">
          <text:p/>
        </draw:line>
        <draw:line draw:style-name="gr1" draw:layer="layout" svg:x1="45.499cm" svg:y1="25.846cm" svg:x2="45.499cm" svg:y2="24.769cm">
          <text:p/>
        </draw:line>
        <draw:line draw:style-name="gr1" draw:layer="layout" svg:x1="46cm" svg:y1="24.769cm" svg:x2="45.499cm" svg:y2="24.769cm">
          <text:p/>
        </draw:line>
        <draw:line draw:style-name="gr1" draw:layer="layout" svg:x1="46cm" svg:y1="24.769cm" svg:x2="46cm" svg:y2="23.692cm">
          <text:p/>
        </draw:line>
        <draw:line draw:style-name="gr1" draw:layer="layout" svg:x1="46cm" svg:y1="23.692cm" svg:x2="45.499cm" svg:y2="23.692cm">
          <text:p/>
        </draw:line>
        <draw:line draw:style-name="gr1" draw:layer="layout" svg:x1="45.499cm" svg:y1="23.692cm" svg:x2="45.499cm" svg:y2="22.615cm">
          <text:p/>
        </draw:line>
        <draw:line draw:style-name="gr1" draw:layer="layout" svg:x1="46cm" svg:y1="22.615cm" svg:x2="45.499cm" svg:y2="22.615cm">
          <text:p/>
        </draw:line>
        <draw:line draw:style-name="gr1" draw:layer="layout" svg:x1="46cm" svg:y1="22.615cm" svg:x2="46cm" svg:y2="21.538cm">
          <text:p/>
        </draw:line>
        <draw:line draw:style-name="gr1" draw:layer="layout" svg:x1="46cm" svg:y1="21.538cm" svg:x2="45.499cm" svg:y2="21.538cm">
          <text:p/>
        </draw:line>
        <draw:line draw:style-name="gr1" draw:layer="layout" svg:x1="45.499cm" svg:y1="21.538cm" svg:x2="45.499cm" svg:y2="20.461cm">
          <text:p/>
        </draw:line>
        <draw:line draw:style-name="gr1" draw:layer="layout" svg:x1="46cm" svg:y1="20.461cm" svg:x2="45.499cm" svg:y2="20.461cm">
          <text:p/>
        </draw:line>
        <draw:line draw:style-name="gr1" draw:layer="layout" svg:x1="46cm" svg:y1="20.461cm" svg:x2="46cm" svg:y2="19.384cm">
          <text:p/>
        </draw:line>
        <draw:line draw:style-name="gr1" draw:layer="layout" svg:x1="46cm" svg:y1="19.384cm" svg:x2="45.499cm" svg:y2="19.384cm">
          <text:p/>
        </draw:line>
        <draw:line draw:style-name="gr1" draw:layer="layout" svg:x1="45.499cm" svg:y1="19.384cm" svg:x2="45.499cm" svg:y2="18.307cm">
          <text:p/>
        </draw:line>
        <draw:line draw:style-name="gr1" draw:layer="layout" svg:x1="46cm" svg:y1="18.307cm" svg:x2="45.499cm" svg:y2="18.307cm">
          <text:p/>
        </draw:line>
        <draw:line draw:style-name="gr1" draw:layer="layout" svg:x1="46cm" svg:y1="18.307cm" svg:x2="46cm" svg:y2="17.23cm">
          <text:p/>
        </draw:line>
        <draw:line draw:style-name="gr1" draw:layer="layout" svg:x1="46cm" svg:y1="17.23cm" svg:x2="45.499cm" svg:y2="17.23cm">
          <text:p/>
        </draw:line>
        <draw:line draw:style-name="gr1" draw:layer="layout" svg:x1="45.499cm" svg:y1="17.23cm" svg:x2="45.499cm" svg:y2="16.154cm">
          <text:p/>
        </draw:line>
        <draw:line draw:style-name="gr1" draw:layer="layout" svg:x1="46cm" svg:y1="16.154cm" svg:x2="45.499cm" svg:y2="16.154cm">
          <text:p/>
        </draw:line>
        <draw:line draw:style-name="gr1" draw:layer="layout" svg:x1="46cm" svg:y1="16.154cm" svg:x2="46cm" svg:y2="15.077cm">
          <text:p/>
        </draw:line>
        <draw:line draw:style-name="gr1" draw:layer="layout" svg:x1="46cm" svg:y1="15.077cm" svg:x2="45.499cm" svg:y2="15.077cm">
          <text:p/>
        </draw:line>
        <draw:line draw:style-name="gr1" draw:layer="layout" svg:x1="45.499cm" svg:y1="15.077cm" svg:x2="45.499cm" svg:y2="13.999cm">
          <text:p/>
        </draw:line>
        <draw:line draw:style-name="gr1" draw:layer="layout" svg:x1="14.499cm" svg:y1="12.499cm" svg:x2="15.032cm" svg:y2="12.499cm">
          <text:p/>
        </draw:line>
        <draw:line draw:style-name="gr1" draw:layer="layout" svg:x1="15.032cm" svg:y1="12.499cm" svg:x2="15.032cm" svg:y2="13cm">
          <text:p/>
        </draw:line>
        <draw:line draw:style-name="gr1" draw:layer="layout" svg:x1="15.032cm" svg:y1="13cm" svg:x2="16.064cm" svg:y2="13cm">
          <text:p/>
        </draw:line>
        <draw:line draw:style-name="gr1" draw:layer="layout" svg:x1="16.064cm" svg:y1="12.499cm" svg:x2="16.064cm" svg:y2="13cm">
          <text:p/>
        </draw:line>
        <draw:line draw:style-name="gr1" draw:layer="layout" svg:x1="16.064cm" svg:y1="12.499cm" svg:x2="17.096cm" svg:y2="12.499cm">
          <text:p/>
        </draw:line>
        <draw:line draw:style-name="gr1" draw:layer="layout" svg:x1="17.096cm" svg:y1="12.499cm" svg:x2="17.096cm" svg:y2="13cm">
          <text:p/>
        </draw:line>
        <draw:line draw:style-name="gr1" draw:layer="layout" svg:x1="17.096cm" svg:y1="13cm" svg:x2="18.128cm" svg:y2="13cm">
          <text:p/>
        </draw:line>
        <draw:line draw:style-name="gr1" draw:layer="layout" svg:x1="18.128cm" svg:y1="12.499cm" svg:x2="18.128cm" svg:y2="13cm">
          <text:p/>
        </draw:line>
        <draw:line draw:style-name="gr1" draw:layer="layout" svg:x1="18.128cm" svg:y1="12.499cm" svg:x2="19.161cm" svg:y2="12.499cm">
          <text:p/>
        </draw:line>
        <draw:line draw:style-name="gr1" draw:layer="layout" svg:x1="19.161cm" svg:y1="12.499cm" svg:x2="19.161cm" svg:y2="13cm">
          <text:p/>
        </draw:line>
        <draw:line draw:style-name="gr1" draw:layer="layout" svg:x1="19.161cm" svg:y1="13cm" svg:x2="20.193cm" svg:y2="13cm">
          <text:p/>
        </draw:line>
        <draw:line draw:style-name="gr1" draw:layer="layout" svg:x1="20.193cm" svg:y1="12.499cm" svg:x2="20.193cm" svg:y2="13cm">
          <text:p/>
        </draw:line>
        <draw:line draw:style-name="gr1" draw:layer="layout" svg:x1="20.193cm" svg:y1="12.499cm" svg:x2="21.225cm" svg:y2="12.499cm">
          <text:p/>
        </draw:line>
        <draw:line draw:style-name="gr1" draw:layer="layout" svg:x1="21.225cm" svg:y1="12.499cm" svg:x2="21.225cm" svg:y2="13cm">
          <text:p/>
        </draw:line>
        <draw:line draw:style-name="gr1" draw:layer="layout" svg:x1="21.225cm" svg:y1="13cm" svg:x2="22.258cm" svg:y2="13cm">
          <text:p/>
        </draw:line>
        <draw:line draw:style-name="gr1" draw:layer="layout" svg:x1="22.258cm" svg:y1="12.499cm" svg:x2="22.258cm" svg:y2="13cm">
          <text:p/>
        </draw:line>
        <draw:line draw:style-name="gr1" draw:layer="layout" svg:x1="22.258cm" svg:y1="12.499cm" svg:x2="23.29cm" svg:y2="12.499cm">
          <text:p/>
        </draw:line>
        <draw:line draw:style-name="gr1" draw:layer="layout" svg:x1="23.29cm" svg:y1="12.499cm" svg:x2="23.29cm" svg:y2="13cm">
          <text:p/>
        </draw:line>
        <draw:line draw:style-name="gr1" draw:layer="layout" svg:x1="23.29cm" svg:y1="13cm" svg:x2="24.322cm" svg:y2="13cm">
          <text:p/>
        </draw:line>
        <draw:line draw:style-name="gr1" draw:layer="layout" svg:x1="24.322cm" svg:y1="12.499cm" svg:x2="24.322cm" svg:y2="13cm">
          <text:p/>
        </draw:line>
        <draw:line draw:style-name="gr1" draw:layer="layout" svg:x1="24.322cm" svg:y1="12.499cm" svg:x2="25.354cm" svg:y2="12.499cm">
          <text:p/>
        </draw:line>
        <draw:line draw:style-name="gr1" draw:layer="layout" svg:x1="25.354cm" svg:y1="12.499cm" svg:x2="25.354cm" svg:y2="13cm">
          <text:p/>
        </draw:line>
        <draw:line draw:style-name="gr1" draw:layer="layout" svg:x1="25.354cm" svg:y1="13cm" svg:x2="26.387cm" svg:y2="13cm">
          <text:p/>
        </draw:line>
        <draw:line draw:style-name="gr1" draw:layer="layout" svg:x1="26.387cm" svg:y1="12.499cm" svg:x2="26.387cm" svg:y2="13cm">
          <text:p/>
        </draw:line>
        <draw:line draw:style-name="gr1" draw:layer="layout" svg:x1="26.387cm" svg:y1="12.499cm" svg:x2="27.419cm" svg:y2="12.499cm">
          <text:p/>
        </draw:line>
        <draw:line draw:style-name="gr1" draw:layer="layout" svg:x1="27.419cm" svg:y1="12.499cm" svg:x2="27.419cm" svg:y2="13cm">
          <text:p/>
        </draw:line>
        <draw:line draw:style-name="gr1" draw:layer="layout" svg:x1="27.419cm" svg:y1="13cm" svg:x2="28.451cm" svg:y2="13cm">
          <text:p/>
        </draw:line>
        <draw:line draw:style-name="gr1" draw:layer="layout" svg:x1="28.451cm" svg:y1="12.499cm" svg:x2="28.451cm" svg:y2="13cm">
          <text:p/>
        </draw:line>
        <draw:line draw:style-name="gr1" draw:layer="layout" svg:x1="28.451cm" svg:y1="12.499cm" svg:x2="29.483cm" svg:y2="12.499cm">
          <text:p/>
        </draw:line>
        <draw:line draw:style-name="gr1" draw:layer="layout" svg:x1="29.483cm" svg:y1="12.499cm" svg:x2="29.483cm" svg:y2="13cm">
          <text:p/>
        </draw:line>
        <draw:line draw:style-name="gr1" draw:layer="layout" svg:x1="29.483cm" svg:y1="13cm" svg:x2="30.515cm" svg:y2="13cm">
          <text:p/>
        </draw:line>
        <draw:line draw:style-name="gr1" draw:layer="layout" svg:x1="30.515cm" svg:y1="12.499cm" svg:x2="30.515cm" svg:y2="13cm">
          <text:p/>
        </draw:line>
        <draw:line draw:style-name="gr1" draw:layer="layout" svg:x1="30.515cm" svg:y1="12.499cm" svg:x2="31.548cm" svg:y2="12.499cm">
          <text:p/>
        </draw:line>
        <draw:line draw:style-name="gr1" draw:layer="layout" svg:x1="31.548cm" svg:y1="12.499cm" svg:x2="31.548cm" svg:y2="13cm">
          <text:p/>
        </draw:line>
        <draw:line draw:style-name="gr1" draw:layer="layout" svg:x1="31.548cm" svg:y1="13cm" svg:x2="32.58cm" svg:y2="13cm">
          <text:p/>
        </draw:line>
        <draw:line draw:style-name="gr1" draw:layer="layout" svg:x1="32.58cm" svg:y1="12.499cm" svg:x2="32.58cm" svg:y2="13cm">
          <text:p/>
        </draw:line>
        <draw:line draw:style-name="gr1" draw:layer="layout" svg:x1="32.58cm" svg:y1="12.499cm" svg:x2="33.613cm" svg:y2="12.499cm">
          <text:p/>
        </draw:line>
        <draw:line draw:style-name="gr1" draw:layer="layout" svg:x1="33.613cm" svg:y1="12.499cm" svg:x2="33.613cm" svg:y2="13cm">
          <text:p/>
        </draw:line>
        <draw:line draw:style-name="gr1" draw:layer="layout" svg:x1="33.613cm" svg:y1="13cm" svg:x2="34.645cm" svg:y2="13cm">
          <text:p/>
        </draw:line>
        <draw:line draw:style-name="gr1" draw:layer="layout" svg:x1="34.645cm" svg:y1="12.499cm" svg:x2="34.645cm" svg:y2="13cm">
          <text:p/>
        </draw:line>
        <draw:line draw:style-name="gr1" draw:layer="layout" svg:x1="34.645cm" svg:y1="12.499cm" svg:x2="35.677cm" svg:y2="12.499cm">
          <text:p/>
        </draw:line>
        <draw:line draw:style-name="gr1" draw:layer="layout" svg:x1="35.677cm" svg:y1="12.499cm" svg:x2="35.677cm" svg:y2="13cm">
          <text:p/>
        </draw:line>
        <draw:line draw:style-name="gr1" draw:layer="layout" svg:x1="35.677cm" svg:y1="13cm" svg:x2="36.709cm" svg:y2="13cm">
          <text:p/>
        </draw:line>
        <draw:line draw:style-name="gr1" draw:layer="layout" svg:x1="36.709cm" svg:y1="12.499cm" svg:x2="36.709cm" svg:y2="13cm">
          <text:p/>
        </draw:line>
        <draw:line draw:style-name="gr1" draw:layer="layout" svg:x1="36.709cm" svg:y1="12.499cm" svg:x2="37.741cm" svg:y2="12.499cm">
          <text:p/>
        </draw:line>
        <draw:line draw:style-name="gr1" draw:layer="layout" svg:x1="37.741cm" svg:y1="12.499cm" svg:x2="37.741cm" svg:y2="13cm">
          <text:p/>
        </draw:line>
        <draw:line draw:style-name="gr1" draw:layer="layout" svg:x1="37.741cm" svg:y1="13cm" svg:x2="38.774cm" svg:y2="13cm">
          <text:p/>
        </draw:line>
        <draw:line draw:style-name="gr1" draw:layer="layout" svg:x1="38.774cm" svg:y1="12.499cm" svg:x2="38.774cm" svg:y2="13cm">
          <text:p/>
        </draw:line>
        <draw:line draw:style-name="gr1" draw:layer="layout" svg:x1="38.774cm" svg:y1="12.499cm" svg:x2="39.806cm" svg:y2="12.499cm">
          <text:p/>
        </draw:line>
        <draw:line draw:style-name="gr1" draw:layer="layout" svg:x1="39.806cm" svg:y1="12.499cm" svg:x2="39.806cm" svg:y2="13cm">
          <text:p/>
        </draw:line>
        <draw:line draw:style-name="gr1" draw:layer="layout" svg:x1="39.806cm" svg:y1="13cm" svg:x2="40.838cm" svg:y2="13cm">
          <text:p/>
        </draw:line>
        <draw:line draw:style-name="gr1" draw:layer="layout" svg:x1="40.838cm" svg:y1="12.499cm" svg:x2="40.838cm" svg:y2="13cm">
          <text:p/>
        </draw:line>
        <draw:line draw:style-name="gr1" draw:layer="layout" svg:x1="40.838cm" svg:y1="12.499cm" svg:x2="41.87cm" svg:y2="12.499cm">
          <text:p/>
        </draw:line>
        <draw:line draw:style-name="gr1" draw:layer="layout" svg:x1="41.87cm" svg:y1="12.499cm" svg:x2="41.87cm" svg:y2="13cm">
          <text:p/>
        </draw:line>
        <draw:line draw:style-name="gr1" draw:layer="layout" svg:x1="41.87cm" svg:y1="13cm" svg:x2="42.903cm" svg:y2="13cm">
          <text:p/>
        </draw:line>
        <draw:line draw:style-name="gr1" draw:layer="layout" svg:x1="42.903cm" svg:y1="12.499cm" svg:x2="42.903cm" svg:y2="13cm">
          <text:p/>
        </draw:line>
        <draw:line draw:style-name="gr1" draw:layer="layout" svg:x1="42.903cm" svg:y1="12.499cm" svg:x2="43.935cm" svg:y2="12.499cm">
          <text:p/>
        </draw:line>
        <draw:line draw:style-name="gr1" draw:layer="layout" svg:x1="43.935cm" svg:y1="12.499cm" svg:x2="43.935cm" svg:y2="13cm">
          <text:p/>
        </draw:line>
        <draw:line draw:style-name="gr1" draw:layer="layout" svg:x1="43.935cm" svg:y1="13cm" svg:x2="44.967cm" svg:y2="13cm">
          <text:p/>
        </draw:line>
        <draw:line draw:style-name="gr1" draw:layer="layout" svg:x1="44.967cm" svg:y1="12.499cm" svg:x2="44.967cm" svg:y2="13cm">
          <text:p/>
        </draw:line>
        <draw:line draw:style-name="gr1" draw:layer="layout" svg:x1="44.967cm" svg:y1="12.499cm" svg:x2="45.499cm" svg:y2="12.499cm">
          <text:p/>
        </draw:line>
        <draw:line draw:style-name="gr1" draw:layer="layout" svg:x1="14.499cm" svg:y1="1.5cm" svg:x2="15.032cm" svg:y2="1.5cm">
          <text:p/>
        </draw:line>
        <draw:line draw:style-name="gr1" draw:layer="layout" svg:x1="15.032cm" svg:y1="1cm" svg:x2="15.032cm" svg:y2="1.5cm">
          <text:p/>
        </draw:line>
        <draw:line draw:style-name="gr1" draw:layer="layout" svg:x1="15.032cm" svg:y1="1cm" svg:x2="16.064cm" svg:y2="1cm">
          <text:p/>
        </draw:line>
        <draw:line draw:style-name="gr1" draw:layer="layout" svg:x1="16.064cm" svg:y1="1cm" svg:x2="16.064cm" svg:y2="1.5cm">
          <text:p/>
        </draw:line>
        <draw:line draw:style-name="gr1" draw:layer="layout" svg:x1="16.064cm" svg:y1="1.5cm" svg:x2="17.096cm" svg:y2="1.5cm">
          <text:p/>
        </draw:line>
        <draw:line draw:style-name="gr1" draw:layer="layout" svg:x1="17.096cm" svg:y1="1cm" svg:x2="17.096cm" svg:y2="1.5cm">
          <text:p/>
        </draw:line>
        <draw:line draw:style-name="gr1" draw:layer="layout" svg:x1="17.096cm" svg:y1="1cm" svg:x2="18.128cm" svg:y2="1cm">
          <text:p/>
        </draw:line>
        <draw:line draw:style-name="gr1" draw:layer="layout" svg:x1="18.128cm" svg:y1="1cm" svg:x2="18.128cm" svg:y2="1.5cm">
          <text:p/>
        </draw:line>
        <draw:line draw:style-name="gr1" draw:layer="layout" svg:x1="18.128cm" svg:y1="1.5cm" svg:x2="19.161cm" svg:y2="1.5cm">
          <text:p/>
        </draw:line>
        <draw:line draw:style-name="gr1" draw:layer="layout" svg:x1="19.161cm" svg:y1="1cm" svg:x2="19.161cm" svg:y2="1.5cm">
          <text:p/>
        </draw:line>
        <draw:line draw:style-name="gr1" draw:layer="layout" svg:x1="19.161cm" svg:y1="1cm" svg:x2="20.193cm" svg:y2="1cm">
          <text:p/>
        </draw:line>
        <draw:line draw:style-name="gr1" draw:layer="layout" svg:x1="20.193cm" svg:y1="1cm" svg:x2="20.193cm" svg:y2="1.5cm">
          <text:p/>
        </draw:line>
        <draw:line draw:style-name="gr1" draw:layer="layout" svg:x1="20.193cm" svg:y1="1.5cm" svg:x2="21.225cm" svg:y2="1.5cm">
          <text:p/>
        </draw:line>
        <draw:line draw:style-name="gr1" draw:layer="layout" svg:x1="21.225cm" svg:y1="1cm" svg:x2="21.225cm" svg:y2="1.5cm">
          <text:p/>
        </draw:line>
        <draw:line draw:style-name="gr1" draw:layer="layout" svg:x1="21.225cm" svg:y1="1cm" svg:x2="22.258cm" svg:y2="1cm">
          <text:p/>
        </draw:line>
        <draw:line draw:style-name="gr1" draw:layer="layout" svg:x1="22.258cm" svg:y1="1cm" svg:x2="22.258cm" svg:y2="1.5cm">
          <text:p/>
        </draw:line>
        <draw:line draw:style-name="gr1" draw:layer="layout" svg:x1="22.258cm" svg:y1="1.5cm" svg:x2="23.29cm" svg:y2="1.5cm">
          <text:p/>
        </draw:line>
        <draw:line draw:style-name="gr1" draw:layer="layout" svg:x1="23.29cm" svg:y1="1cm" svg:x2="23.29cm" svg:y2="1.5cm">
          <text:p/>
        </draw:line>
        <draw:line draw:style-name="gr1" draw:layer="layout" svg:x1="23.29cm" svg:y1="1cm" svg:x2="24.322cm" svg:y2="1cm">
          <text:p/>
        </draw:line>
        <draw:line draw:style-name="gr1" draw:layer="layout" svg:x1="24.322cm" svg:y1="1cm" svg:x2="24.322cm" svg:y2="1.5cm">
          <text:p/>
        </draw:line>
        <draw:line draw:style-name="gr1" draw:layer="layout" svg:x1="24.322cm" svg:y1="1.5cm" svg:x2="25.354cm" svg:y2="1.5cm">
          <text:p/>
        </draw:line>
        <draw:line draw:style-name="gr1" draw:layer="layout" svg:x1="25.354cm" svg:y1="1cm" svg:x2="25.354cm" svg:y2="1.5cm">
          <text:p/>
        </draw:line>
        <draw:line draw:style-name="gr1" draw:layer="layout" svg:x1="25.354cm" svg:y1="1cm" svg:x2="26.387cm" svg:y2="1cm">
          <text:p/>
        </draw:line>
        <draw:line draw:style-name="gr1" draw:layer="layout" svg:x1="26.387cm" svg:y1="1cm" svg:x2="26.387cm" svg:y2="1.5cm">
          <text:p/>
        </draw:line>
        <draw:line draw:style-name="gr1" draw:layer="layout" svg:x1="26.387cm" svg:y1="1.5cm" svg:x2="27.419cm" svg:y2="1.5cm">
          <text:p/>
        </draw:line>
        <draw:line draw:style-name="gr1" draw:layer="layout" svg:x1="27.419cm" svg:y1="1cm" svg:x2="27.419cm" svg:y2="1.5cm">
          <text:p/>
        </draw:line>
        <draw:line draw:style-name="gr1" draw:layer="layout" svg:x1="27.419cm" svg:y1="1cm" svg:x2="28.451cm" svg:y2="1cm">
          <text:p/>
        </draw:line>
        <draw:line draw:style-name="gr1" draw:layer="layout" svg:x1="28.451cm" svg:y1="1cm" svg:x2="28.451cm" svg:y2="1.5cm">
          <text:p/>
        </draw:line>
        <draw:line draw:style-name="gr1" draw:layer="layout" svg:x1="28.451cm" svg:y1="1.5cm" svg:x2="29.483cm" svg:y2="1.5cm">
          <text:p/>
        </draw:line>
        <draw:line draw:style-name="gr1" draw:layer="layout" svg:x1="29.483cm" svg:y1="1cm" svg:x2="29.483cm" svg:y2="1.5cm">
          <text:p/>
        </draw:line>
        <draw:line draw:style-name="gr1" draw:layer="layout" svg:x1="29.483cm" svg:y1="1cm" svg:x2="30.515cm" svg:y2="1cm">
          <text:p/>
        </draw:line>
        <draw:line draw:style-name="gr1" draw:layer="layout" svg:x1="30.515cm" svg:y1="1cm" svg:x2="30.515cm" svg:y2="1.5cm">
          <text:p/>
        </draw:line>
        <draw:line draw:style-name="gr1" draw:layer="layout" svg:x1="30.515cm" svg:y1="1.5cm" svg:x2="31.548cm" svg:y2="1.5cm">
          <text:p/>
        </draw:line>
        <draw:line draw:style-name="gr1" draw:layer="layout" svg:x1="31.548cm" svg:y1="1cm" svg:x2="31.548cm" svg:y2="1.5cm">
          <text:p/>
        </draw:line>
        <draw:line draw:style-name="gr1" draw:layer="layout" svg:x1="31.548cm" svg:y1="1cm" svg:x2="32.58cm" svg:y2="1cm">
          <text:p/>
        </draw:line>
        <draw:line draw:style-name="gr1" draw:layer="layout" svg:x1="32.58cm" svg:y1="1cm" svg:x2="32.58cm" svg:y2="1.5cm">
          <text:p/>
        </draw:line>
        <draw:line draw:style-name="gr1" draw:layer="layout" svg:x1="32.58cm" svg:y1="1.5cm" svg:x2="33.613cm" svg:y2="1.5cm">
          <text:p/>
        </draw:line>
        <draw:line draw:style-name="gr1" draw:layer="layout" svg:x1="33.613cm" svg:y1="1cm" svg:x2="33.613cm" svg:y2="1.5cm">
          <text:p/>
        </draw:line>
        <draw:line draw:style-name="gr1" draw:layer="layout" svg:x1="33.613cm" svg:y1="1cm" svg:x2="34.645cm" svg:y2="1cm">
          <text:p/>
        </draw:line>
        <draw:line draw:style-name="gr1" draw:layer="layout" svg:x1="34.645cm" svg:y1="1cm" svg:x2="34.645cm" svg:y2="1.5cm">
          <text:p/>
        </draw:line>
        <draw:line draw:style-name="gr1" draw:layer="layout" svg:x1="34.645cm" svg:y1="1.5cm" svg:x2="35.677cm" svg:y2="1.5cm">
          <text:p/>
        </draw:line>
        <draw:line draw:style-name="gr1" draw:layer="layout" svg:x1="35.677cm" svg:y1="1cm" svg:x2="35.677cm" svg:y2="1.5cm">
          <text:p/>
        </draw:line>
        <draw:line draw:style-name="gr1" draw:layer="layout" svg:x1="35.677cm" svg:y1="1cm" svg:x2="36.709cm" svg:y2="1cm">
          <text:p/>
        </draw:line>
        <draw:line draw:style-name="gr1" draw:layer="layout" svg:x1="36.709cm" svg:y1="1cm" svg:x2="36.709cm" svg:y2="1.5cm">
          <text:p/>
        </draw:line>
        <draw:line draw:style-name="gr1" draw:layer="layout" svg:x1="36.709cm" svg:y1="1.5cm" svg:x2="37.741cm" svg:y2="1.5cm">
          <text:p/>
        </draw:line>
        <draw:line draw:style-name="gr1" draw:layer="layout" svg:x1="37.741cm" svg:y1="1cm" svg:x2="37.741cm" svg:y2="1.5cm">
          <text:p/>
        </draw:line>
        <draw:line draw:style-name="gr1" draw:layer="layout" svg:x1="37.741cm" svg:y1="1cm" svg:x2="38.774cm" svg:y2="1cm">
          <text:p/>
        </draw:line>
        <draw:line draw:style-name="gr1" draw:layer="layout" svg:x1="38.774cm" svg:y1="1cm" svg:x2="38.774cm" svg:y2="1.5cm">
          <text:p/>
        </draw:line>
        <draw:line draw:style-name="gr1" draw:layer="layout" svg:x1="38.774cm" svg:y1="1.5cm" svg:x2="39.806cm" svg:y2="1.5cm">
          <text:p/>
        </draw:line>
        <draw:line draw:style-name="gr1" draw:layer="layout" svg:x1="39.806cm" svg:y1="1cm" svg:x2="39.806cm" svg:y2="1.5cm">
          <text:p/>
        </draw:line>
        <draw:line draw:style-name="gr1" draw:layer="layout" svg:x1="39.806cm" svg:y1="1cm" svg:x2="40.838cm" svg:y2="1cm">
          <text:p/>
        </draw:line>
        <draw:line draw:style-name="gr1" draw:layer="layout" svg:x1="40.838cm" svg:y1="1cm" svg:x2="40.838cm" svg:y2="1.5cm">
          <text:p/>
        </draw:line>
        <draw:line draw:style-name="gr1" draw:layer="layout" svg:x1="40.838cm" svg:y1="1.5cm" svg:x2="41.87cm" svg:y2="1.5cm">
          <text:p/>
        </draw:line>
        <draw:line draw:style-name="gr1" draw:layer="layout" svg:x1="41.87cm" svg:y1="1cm" svg:x2="41.87cm" svg:y2="1.5cm">
          <text:p/>
        </draw:line>
        <draw:line draw:style-name="gr1" draw:layer="layout" svg:x1="41.87cm" svg:y1="1cm" svg:x2="42.903cm" svg:y2="1cm">
          <text:p/>
        </draw:line>
        <draw:line draw:style-name="gr1" draw:layer="layout" svg:x1="42.903cm" svg:y1="1cm" svg:x2="42.903cm" svg:y2="1.5cm">
          <text:p/>
        </draw:line>
        <draw:line draw:style-name="gr1" draw:layer="layout" svg:x1="42.903cm" svg:y1="1.5cm" svg:x2="43.935cm" svg:y2="1.5cm">
          <text:p/>
        </draw:line>
        <draw:line draw:style-name="gr1" draw:layer="layout" svg:x1="43.935cm" svg:y1="1cm" svg:x2="43.935cm" svg:y2="1.5cm">
          <text:p/>
        </draw:line>
        <draw:line draw:style-name="gr1" draw:layer="layout" svg:x1="43.935cm" svg:y1="1cm" svg:x2="44.967cm" svg:y2="1cm">
          <text:p/>
        </draw:line>
        <draw:line draw:style-name="gr1" draw:layer="layout" svg:x1="44.967cm" svg:y1="1cm" svg:x2="44.967cm" svg:y2="1.5cm">
          <text:p/>
        </draw:line>
        <draw:line draw:style-name="gr1" draw:layer="layout" svg:x1="44.967cm" svg:y1="1.5cm" svg:x2="45.499cm" svg:y2="1.5cm">
          <text:p/>
        </draw:line>
        <draw:line draw:style-name="gr1" draw:layer="layout" svg:x1="14.499cm" svg:y1="12.499cm" svg:x2="14.499cm" svg:y2="11.909cm">
          <text:p/>
        </draw:line>
        <draw:line draw:style-name="gr1" draw:layer="layout" svg:x1="14.499cm" svg:y1="11.909cm" svg:x2="13.999cm" svg:y2="11.909cm">
          <text:p/>
        </draw:line>
        <draw:line draw:style-name="gr1" draw:layer="layout" svg:x1="13.999cm" svg:y1="11.909cm" svg:x2="13.999cm" svg:y2="10.818cm">
          <text:p/>
        </draw:line>
        <draw:line draw:style-name="gr1" draw:layer="layout" svg:x1="14.499cm" svg:y1="10.818cm" svg:x2="13.999cm" svg:y2="10.818cm">
          <text:p/>
        </draw:line>
        <draw:line draw:style-name="gr1" draw:layer="layout" svg:x1="14.499cm" svg:y1="10.818cm" svg:x2="14.499cm" svg:y2="9.727cm">
          <text:p/>
        </draw:line>
        <draw:line draw:style-name="gr1" draw:layer="layout" svg:x1="14.499cm" svg:y1="9.727cm" svg:x2="13.999cm" svg:y2="9.727cm">
          <text:p/>
        </draw:line>
        <draw:line draw:style-name="gr1" draw:layer="layout" svg:x1="13.999cm" svg:y1="9.727cm" svg:x2="13.999cm" svg:y2="8.636cm">
          <text:p/>
        </draw:line>
        <draw:line draw:style-name="gr1" draw:layer="layout" svg:x1="14.499cm" svg:y1="8.636cm" svg:x2="13.999cm" svg:y2="8.636cm">
          <text:p/>
        </draw:line>
        <draw:line draw:style-name="gr1" draw:layer="layout" svg:x1="14.499cm" svg:y1="8.636cm" svg:x2="14.499cm" svg:y2="7.545cm">
          <text:p/>
        </draw:line>
        <draw:line draw:style-name="gr1" draw:layer="layout" svg:x1="14.499cm" svg:y1="7.545cm" svg:x2="13.999cm" svg:y2="7.545cm">
          <text:p/>
        </draw:line>
        <draw:line draw:style-name="gr1" draw:layer="layout" svg:x1="13.999cm" svg:y1="7.545cm" svg:x2="13.999cm" svg:y2="6.454cm">
          <text:p/>
        </draw:line>
        <draw:line draw:style-name="gr1" draw:layer="layout" svg:x1="14.499cm" svg:y1="6.454cm" svg:x2="13.999cm" svg:y2="6.454cm">
          <text:p/>
        </draw:line>
        <draw:line draw:style-name="gr1" draw:layer="layout" svg:x1="14.499cm" svg:y1="6.454cm" svg:x2="14.499cm" svg:y2="5.363cm">
          <text:p/>
        </draw:line>
        <draw:line draw:style-name="gr1" draw:layer="layout" svg:x1="14.499cm" svg:y1="5.363cm" svg:x2="13.999cm" svg:y2="5.363cm">
          <text:p/>
        </draw:line>
        <draw:line draw:style-name="gr1" draw:layer="layout" svg:x1="13.999cm" svg:y1="5.363cm" svg:x2="13.999cm" svg:y2="4.272cm">
          <text:p/>
        </draw:line>
        <draw:line draw:style-name="gr1" draw:layer="layout" svg:x1="14.499cm" svg:y1="4.272cm" svg:x2="13.999cm" svg:y2="4.272cm">
          <text:p/>
        </draw:line>
        <draw:line draw:style-name="gr1" draw:layer="layout" svg:x1="14.499cm" svg:y1="4.272cm" svg:x2="14.499cm" svg:y2="3.182cm">
          <text:p/>
        </draw:line>
        <draw:line draw:style-name="gr1" draw:layer="layout" svg:x1="14.499cm" svg:y1="3.182cm" svg:x2="13.999cm" svg:y2="3.182cm">
          <text:p/>
        </draw:line>
        <draw:line draw:style-name="gr1" draw:layer="layout" svg:x1="13.999cm" svg:y1="3.182cm" svg:x2="13.999cm" svg:y2="2.09cm">
          <text:p/>
        </draw:line>
        <draw:line draw:style-name="gr1" draw:layer="layout" svg:x1="14.499cm" svg:y1="2.09cm" svg:x2="13.999cm" svg:y2="2.09cm">
          <text:p/>
        </draw:line>
        <draw:line draw:style-name="gr1" draw:layer="layout" svg:x1="14.499cm" svg:y1="2.09cm" svg:x2="14.499cm" svg:y2="1.5cm">
          <text:p/>
        </draw:line>
        <draw:line draw:style-name="gr1" draw:layer="layout" svg:x1="45.499cm" svg:y1="12.499cm" svg:x2="45.499cm" svg:y2="11.909cm">
          <text:p/>
        </draw:line>
        <draw:line draw:style-name="gr1" draw:layer="layout" svg:x1="46cm" svg:y1="11.909cm" svg:x2="45.499cm" svg:y2="11.909cm">
          <text:p/>
        </draw:line>
        <draw:line draw:style-name="gr1" draw:layer="layout" svg:x1="46cm" svg:y1="11.909cm" svg:x2="46cm" svg:y2="10.818cm">
          <text:p/>
        </draw:line>
        <draw:line draw:style-name="gr1" draw:layer="layout" svg:x1="46cm" svg:y1="10.818cm" svg:x2="45.499cm" svg:y2="10.818cm">
          <text:p/>
        </draw:line>
        <draw:line draw:style-name="gr1" draw:layer="layout" svg:x1="45.499cm" svg:y1="10.818cm" svg:x2="45.499cm" svg:y2="9.727cm">
          <text:p/>
        </draw:line>
        <draw:line draw:style-name="gr1" draw:layer="layout" svg:x1="46cm" svg:y1="9.727cm" svg:x2="45.499cm" svg:y2="9.727cm">
          <text:p/>
        </draw:line>
        <draw:line draw:style-name="gr1" draw:layer="layout" svg:x1="46cm" svg:y1="9.727cm" svg:x2="46cm" svg:y2="8.636cm">
          <text:p/>
        </draw:line>
        <draw:line draw:style-name="gr1" draw:layer="layout" svg:x1="46cm" svg:y1="8.636cm" svg:x2="45.499cm" svg:y2="8.636cm">
          <text:p/>
        </draw:line>
        <draw:line draw:style-name="gr1" draw:layer="layout" svg:x1="45.499cm" svg:y1="8.636cm" svg:x2="45.499cm" svg:y2="7.545cm">
          <text:p/>
        </draw:line>
        <draw:line draw:style-name="gr1" draw:layer="layout" svg:x1="46cm" svg:y1="7.545cm" svg:x2="45.499cm" svg:y2="7.545cm">
          <text:p/>
        </draw:line>
        <draw:line draw:style-name="gr1" draw:layer="layout" svg:x1="46cm" svg:y1="7.545cm" svg:x2="46cm" svg:y2="6.454cm">
          <text:p/>
        </draw:line>
        <draw:line draw:style-name="gr1" draw:layer="layout" svg:x1="46cm" svg:y1="6.454cm" svg:x2="45.499cm" svg:y2="6.454cm">
          <text:p/>
        </draw:line>
        <draw:line draw:style-name="gr1" draw:layer="layout" svg:x1="45.499cm" svg:y1="6.454cm" svg:x2="45.499cm" svg:y2="5.363cm">
          <text:p/>
        </draw:line>
        <draw:line draw:style-name="gr1" draw:layer="layout" svg:x1="46cm" svg:y1="5.363cm" svg:x2="45.499cm" svg:y2="5.363cm">
          <text:p/>
        </draw:line>
        <draw:line draw:style-name="gr1" draw:layer="layout" svg:x1="46cm" svg:y1="5.363cm" svg:x2="46cm" svg:y2="4.272cm">
          <text:p/>
        </draw:line>
        <draw:line draw:style-name="gr1" draw:layer="layout" svg:x1="46cm" svg:y1="4.272cm" svg:x2="45.499cm" svg:y2="4.272cm">
          <text:p/>
        </draw:line>
        <draw:line draw:style-name="gr1" draw:layer="layout" svg:x1="45.499cm" svg:y1="4.272cm" svg:x2="45.499cm" svg:y2="3.182cm">
          <text:p/>
        </draw:line>
        <draw:line draw:style-name="gr1" draw:layer="layout" svg:x1="46cm" svg:y1="3.182cm" svg:x2="45.499cm" svg:y2="3.182cm">
          <text:p/>
        </draw:line>
        <draw:line draw:style-name="gr1" draw:layer="layout" svg:x1="46cm" svg:y1="3.182cm" svg:x2="46cm" svg:y2="2.09cm">
          <text:p/>
        </draw:line>
        <draw:line draw:style-name="gr1" draw:layer="layout" svg:x1="46cm" svg:y1="2.09cm" svg:x2="45.499cm" svg:y2="2.09cm">
          <text:p/>
        </draw:line>
        <draw:line draw:style-name="gr1" draw:layer="layout" svg:x1="45.499cm" svg:y1="2.09cm" svg:x2="45.499cm" svg:y2="1.5cm">
          <text:p/>
        </draw:line>
        <draw:g>
          <draw:custom-shape draw:style-name="gr3" draw:text-style-name="P1" draw:layer="layout" svg:width="7.4cm" svg:height="7.4cm" draw:transform="rotate (2.35619449019234) translate (40.267cm 2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4cm" svg:height="0.4cm" draw:transform="rotate (2.35619449019234) translate (43.166cm 23.94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4cm" svg:height="0.4cm" draw:transform="rotate (2.35619449019234) translate (37.368cm 18.15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4cm" svg:height="0.4cm" draw:transform="rotate (0.785398163397448) translate (37.085cm 23.6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4cm" svg:height="0.4cm" draw:transform="rotate (0.785398163397448) translate (42.883cm 17.86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7.4cm" svg:height="7.4cm" draw:transform="rotate (2.35619449019234) translate (19.733cm 26.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4cm" svg:height="0.4cm" draw:transform="rotate (2.35619449019234) translate (22.632cm 24.14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4cm" svg:height="0.4cm" draw:transform="rotate (2.35619449019234) translate (16.834cm 18.35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4cm" svg:height="0.4cm" draw:transform="rotate (0.785398163397448) translate (16.551cm 23.8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4cm" svg:height="0.4cm" draw:transform="rotate (0.785398163397448) translate (22.349cm 18.06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4cm" svg:height="0.4cm" draw:transform="rotate (2.35619449019234) translate (9.432cm 10.74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4cm" svg:height="0.4cm" draw:transform="rotate (2.35619449019234) translate (3.634cm 4.95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4cm" svg:height="0.4cm" draw:transform="rotate (0.785398163397448) translate (3.351cm 10.4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4cm" svg:height="0.4cm" draw:transform="rotate (0.785398163397448) translate (9.149cm 4.66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0cm" svg:height="10cm" svg:x="1.566cm" svg:y="2.5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1.2cm" svg:x="5.866cm" svg:y="6.9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1.2cm" svg:x="7.366cm" svg:y="6.9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1.2cm" svg:x="8.866cm" svg:y="6.9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1.2cm" svg:x="2.866cm" svg:y="6.9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1.2cm" svg:x="4.366cm" svg:y="6.9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1.2cm" svg:x="6.666cm" svg:y="8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1.2cm" svg:x="8.166cm" svg:y="8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1.2cm" svg:x="3.666cm" svg:y="8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1.2cm" svg:x="5.166cm" svg:y="8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1.2cm" svg:x="6.666cm" svg:y="5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1.2cm" svg:x="8.166cm" svg:y="5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1.2cm" svg:x="3.666cm" svg:y="5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1.2cm" svg:x="5.166cm" svg:y="5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1.2cm" svg:x="7.366cm" svg:y="9.9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1.2cm" svg:x="4.366cm" svg:y="9.9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1.2cm" svg:x="5.866cm" svg:y="9.9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1.2cm" svg:x="7.366cm" svg:y="3.9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1.2cm" svg:x="4.366cm" svg:y="3.9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1.2cm" svg:x="5.866cm" svg:y="3.9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1" draw:layer="layout" svg:width="3cm" svg:height="3cm" svg:x="16cm" svg:y="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cm" svg:height="3cm" svg:x="41cm" svg:y="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1" draw:layer="layout" svg:width="10.3cm" svg:height="5cm" svg:x="24.8cm" svg:y="1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3cm" svg:height="3cm" svg:x="29.2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6cm" svg:height="1.6cm" svg:x="27.1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29.9cm" svg:y1="19cm" svg:x2="35.1cm" svg:y2="19cm">
            <text:p/>
          </draw:line>
          <draw:custom-shape draw:style-name="gr6" draw:text-style-name="P1" draw:layer="layout" svg:width="1.6cm" svg:height="1.6cm" svg:x="32.7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8cm" svg:height="0.8cm" svg:x="25.6cm" svg:y="1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24.8cm" svg:y1="21cm" svg:x2="23.8cm" svg:y2="21cm">
            <text:p/>
          </draw:line>
          <draw:line draw:style-name="gr7" draw:text-style-name="P1" draw:layer="layout" svg:x1="36.1cm" svg:y1="21cm" svg:x2="35.1cm" svg:y2="21cm">
            <text:p/>
          </draw:line>
        </draw:g>
        <draw:g>
          <draw:line draw:style-name="gr2" draw:layer="layout" svg:x1="47cm" svg:y1="26.2cm" svg:x2="48.092cm" svg:y2="26.2cm">
            <text:p/>
          </draw:line>
          <draw:line draw:style-name="gr2" draw:layer="layout" svg:x1="48.092cm" svg:y1="25.699cm" svg:x2="48.092cm" svg:y2="26.2cm">
            <text:p/>
          </draw:line>
          <draw:line draw:style-name="gr2" draw:layer="layout" svg:x1="48.092cm" svg:y1="25.699cm" svg:x2="49.182cm" svg:y2="25.699cm">
            <text:p/>
          </draw:line>
          <draw:line draw:style-name="gr2" draw:layer="layout" svg:x1="49.182cm" svg:y1="25.699cm" svg:x2="49.182cm" svg:y2="26.2cm">
            <text:p/>
          </draw:line>
          <draw:line draw:style-name="gr2" draw:layer="layout" svg:x1="49.182cm" svg:y1="26.2cm" svg:x2="50.273cm" svg:y2="26.2cm">
            <text:p/>
          </draw:line>
          <draw:line draw:style-name="gr2" draw:layer="layout" svg:x1="50.273cm" svg:y1="25.699cm" svg:x2="50.273cm" svg:y2="26.2cm">
            <text:p/>
          </draw:line>
          <draw:line draw:style-name="gr2" draw:layer="layout" svg:x1="50.273cm" svg:y1="25.699cm" svg:x2="51.364cm" svg:y2="25.699cm">
            <text:p/>
          </draw:line>
          <draw:line draw:style-name="gr2" draw:layer="layout" svg:x1="51.364cm" svg:y1="25.699cm" svg:x2="51.364cm" svg:y2="26.2cm">
            <text:p/>
          </draw:line>
          <draw:line draw:style-name="gr2" draw:layer="layout" svg:x1="51.364cm" svg:y1="26.2cm" svg:x2="52.455cm" svg:y2="26.2cm">
            <text:p/>
          </draw:line>
          <draw:line draw:style-name="gr2" draw:layer="layout" svg:x1="52.455cm" svg:y1="25.699cm" svg:x2="52.455cm" svg:y2="26.2cm">
            <text:p/>
          </draw:line>
          <draw:line draw:style-name="gr2" draw:layer="layout" svg:x1="52.455cm" svg:y1="25.699cm" svg:x2="53.546cm" svg:y2="25.699cm">
            <text:p/>
          </draw:line>
          <draw:line draw:style-name="gr2" draw:layer="layout" svg:x1="53.546cm" svg:y1="25.699cm" svg:x2="53.546cm" svg:y2="26.2cm">
            <text:p/>
          </draw:line>
          <draw:line draw:style-name="gr2" draw:layer="layout" svg:x1="53.546cm" svg:y1="26.2cm" svg:x2="54.637cm" svg:y2="26.2cm">
            <text:p/>
          </draw:line>
          <draw:line draw:style-name="gr2" draw:layer="layout" svg:x1="54.637cm" svg:y1="25.699cm" svg:x2="54.637cm" svg:y2="26.2cm">
            <text:p/>
          </draw:line>
          <draw:line draw:style-name="gr2" draw:layer="layout" svg:x1="54.637cm" svg:y1="25.699cm" svg:x2="55.728cm" svg:y2="25.699cm">
            <text:p/>
          </draw:line>
          <draw:line draw:style-name="gr2" draw:layer="layout" svg:x1="55.728cm" svg:y1="25.699cm" svg:x2="55.728cm" svg:y2="26.2cm">
            <text:p/>
          </draw:line>
          <draw:line draw:style-name="gr2" draw:layer="layout" svg:x1="55.728cm" svg:y1="26.2cm" svg:x2="56.819cm" svg:y2="26.2cm">
            <text:p/>
          </draw:line>
          <draw:line draw:style-name="gr2" draw:layer="layout" svg:x1="56.819cm" svg:y1="25.699cm" svg:x2="56.819cm" svg:y2="26.2cm">
            <text:p/>
          </draw:line>
          <draw:line draw:style-name="gr2" draw:layer="layout" svg:x1="56.819cm" svg:y1="25.699cm" svg:x2="57.91cm" svg:y2="25.699cm">
            <text:p/>
          </draw:line>
          <draw:line draw:style-name="gr2" draw:layer="layout" svg:x1="57.91cm" svg:y1="25.699cm" svg:x2="57.91cm" svg:y2="26.2cm">
            <text:p/>
          </draw:line>
          <draw:line draw:style-name="gr2" draw:layer="layout" svg:x1="57.91cm" svg:y1="26.2cm" svg:x2="58.501cm" svg:y2="26.2cm">
            <text:p/>
          </draw:line>
          <draw:line draw:style-name="gr2" draw:layer="layout" svg:x1="47cm" svg:y1="12.2cm" svg:x2="48.092cm" svg:y2="12.2cm">
            <text:p/>
          </draw:line>
          <draw:line draw:style-name="gr2" draw:layer="layout" svg:x1="48.092cm" svg:y1="12.2cm" svg:x2="48.092cm" svg:y2="12.7cm">
            <text:p/>
          </draw:line>
          <draw:line draw:style-name="gr2" draw:layer="layout" svg:x1="48.092cm" svg:y1="12.7cm" svg:x2="49.182cm" svg:y2="12.7cm">
            <text:p/>
          </draw:line>
          <draw:line draw:style-name="gr2" draw:layer="layout" svg:x1="49.182cm" svg:y1="12.2cm" svg:x2="49.182cm" svg:y2="12.7cm">
            <text:p/>
          </draw:line>
          <draw:line draw:style-name="gr2" draw:layer="layout" svg:x1="49.182cm" svg:y1="12.2cm" svg:x2="50.273cm" svg:y2="12.2cm">
            <text:p/>
          </draw:line>
          <draw:line draw:style-name="gr2" draw:layer="layout" svg:x1="50.273cm" svg:y1="12.2cm" svg:x2="50.273cm" svg:y2="12.7cm">
            <text:p/>
          </draw:line>
          <draw:line draw:style-name="gr2" draw:layer="layout" svg:x1="50.273cm" svg:y1="12.7cm" svg:x2="51.364cm" svg:y2="12.7cm">
            <text:p/>
          </draw:line>
          <draw:line draw:style-name="gr2" draw:layer="layout" svg:x1="51.364cm" svg:y1="12.2cm" svg:x2="51.364cm" svg:y2="12.7cm">
            <text:p/>
          </draw:line>
          <draw:line draw:style-name="gr2" draw:layer="layout" svg:x1="51.364cm" svg:y1="12.2cm" svg:x2="52.455cm" svg:y2="12.2cm">
            <text:p/>
          </draw:line>
          <draw:line draw:style-name="gr2" draw:layer="layout" svg:x1="52.455cm" svg:y1="12.2cm" svg:x2="52.455cm" svg:y2="12.7cm">
            <text:p/>
          </draw:line>
          <draw:line draw:style-name="gr2" draw:layer="layout" svg:x1="52.455cm" svg:y1="12.7cm" svg:x2="53.546cm" svg:y2="12.7cm">
            <text:p/>
          </draw:line>
          <draw:line draw:style-name="gr2" draw:layer="layout" svg:x1="53.546cm" svg:y1="12.2cm" svg:x2="53.546cm" svg:y2="12.7cm">
            <text:p/>
          </draw:line>
          <draw:line draw:style-name="gr2" draw:layer="layout" svg:x1="53.546cm" svg:y1="12.2cm" svg:x2="54.637cm" svg:y2="12.2cm">
            <text:p/>
          </draw:line>
          <draw:line draw:style-name="gr2" draw:layer="layout" svg:x1="54.637cm" svg:y1="12.2cm" svg:x2="54.637cm" svg:y2="12.7cm">
            <text:p/>
          </draw:line>
          <draw:line draw:style-name="gr2" draw:layer="layout" svg:x1="54.637cm" svg:y1="12.7cm" svg:x2="55.728cm" svg:y2="12.7cm">
            <text:p/>
          </draw:line>
          <draw:line draw:style-name="gr2" draw:layer="layout" svg:x1="55.728cm" svg:y1="12.2cm" svg:x2="55.728cm" svg:y2="12.7cm">
            <text:p/>
          </draw:line>
          <draw:line draw:style-name="gr2" draw:layer="layout" svg:x1="55.728cm" svg:y1="12.2cm" svg:x2="56.819cm" svg:y2="12.2cm">
            <text:p/>
          </draw:line>
          <draw:line draw:style-name="gr2" draw:layer="layout" svg:x1="56.819cm" svg:y1="12.2cm" svg:x2="56.819cm" svg:y2="12.7cm">
            <text:p/>
          </draw:line>
          <draw:line draw:style-name="gr2" draw:layer="layout" svg:x1="56.819cm" svg:y1="12.7cm" svg:x2="57.91cm" svg:y2="12.7cm">
            <text:p/>
          </draw:line>
          <draw:line draw:style-name="gr2" draw:layer="layout" svg:x1="57.91cm" svg:y1="12.2cm" svg:x2="57.91cm" svg:y2="12.7cm">
            <text:p/>
          </draw:line>
          <draw:line draw:style-name="gr2" draw:layer="layout" svg:x1="57.91cm" svg:y1="12.2cm" svg:x2="58.501cm" svg:y2="12.2cm">
            <text:p/>
          </draw:line>
          <draw:line draw:style-name="gr2" draw:layer="layout" svg:x1="47cm" svg:y1="26.2cm" svg:x2="47cm" svg:y2="25.123cm">
            <text:p/>
          </draw:line>
          <draw:line draw:style-name="gr2" draw:layer="layout" svg:x1="47.501cm" svg:y1="25.123cm" svg:x2="47cm" svg:y2="25.123cm">
            <text:p/>
          </draw:line>
          <draw:line draw:style-name="gr2" draw:layer="layout" svg:x1="47.501cm" svg:y1="25.123cm" svg:x2="47.501cm" svg:y2="24.046cm">
            <text:p/>
          </draw:line>
          <draw:line draw:style-name="gr2" draw:layer="layout" svg:x1="47.501cm" svg:y1="24.046cm" svg:x2="47cm" svg:y2="24.046cm">
            <text:p/>
          </draw:line>
          <draw:line draw:style-name="gr2" draw:layer="layout" svg:x1="47cm" svg:y1="24.046cm" svg:x2="47cm" svg:y2="22.969cm">
            <text:p/>
          </draw:line>
          <draw:line draw:style-name="gr2" draw:layer="layout" svg:x1="47.501cm" svg:y1="22.969cm" svg:x2="47cm" svg:y2="22.969cm">
            <text:p/>
          </draw:line>
          <draw:line draw:style-name="gr2" draw:layer="layout" svg:x1="47.501cm" svg:y1="22.969cm" svg:x2="47.501cm" svg:y2="21.892cm">
            <text:p/>
          </draw:line>
          <draw:line draw:style-name="gr2" draw:layer="layout" svg:x1="47.501cm" svg:y1="21.892cm" svg:x2="47cm" svg:y2="21.892cm">
            <text:p/>
          </draw:line>
          <draw:line draw:style-name="gr2" draw:layer="layout" svg:x1="47cm" svg:y1="21.892cm" svg:x2="47cm" svg:y2="20.815cm">
            <text:p/>
          </draw:line>
          <draw:line draw:style-name="gr2" draw:layer="layout" svg:x1="47.501cm" svg:y1="20.815cm" svg:x2="47cm" svg:y2="20.815cm">
            <text:p/>
          </draw:line>
          <draw:line draw:style-name="gr2" draw:layer="layout" svg:x1="47.501cm" svg:y1="20.815cm" svg:x2="47.501cm" svg:y2="19.738cm">
            <text:p/>
          </draw:line>
          <draw:line draw:style-name="gr2" draw:layer="layout" svg:x1="47.501cm" svg:y1="19.738cm" svg:x2="47cm" svg:y2="19.738cm">
            <text:p/>
          </draw:line>
          <draw:line draw:style-name="gr2" draw:layer="layout" svg:x1="47cm" svg:y1="19.738cm" svg:x2="47cm" svg:y2="18.661cm">
            <text:p/>
          </draw:line>
          <draw:line draw:style-name="gr2" draw:layer="layout" svg:x1="47.501cm" svg:y1="18.661cm" svg:x2="47cm" svg:y2="18.661cm">
            <text:p/>
          </draw:line>
          <draw:line draw:style-name="gr2" draw:layer="layout" svg:x1="47.501cm" svg:y1="18.661cm" svg:x2="47.501cm" svg:y2="17.584cm">
            <text:p/>
          </draw:line>
          <draw:line draw:style-name="gr2" draw:layer="layout" svg:x1="47.501cm" svg:y1="17.584cm" svg:x2="47cm" svg:y2="17.584cm">
            <text:p/>
          </draw:line>
          <draw:line draw:style-name="gr2" draw:layer="layout" svg:x1="47cm" svg:y1="17.584cm" svg:x2="47cm" svg:y2="16.507cm">
            <text:p/>
          </draw:line>
          <draw:line draw:style-name="gr2" draw:layer="layout" svg:x1="47.501cm" svg:y1="16.507cm" svg:x2="47cm" svg:y2="16.507cm">
            <text:p/>
          </draw:line>
          <draw:line draw:style-name="gr2" draw:layer="layout" svg:x1="47.501cm" svg:y1="16.507cm" svg:x2="47.501cm" svg:y2="15.43cm">
            <text:p/>
          </draw:line>
          <draw:line draw:style-name="gr2" draw:layer="layout" svg:x1="47.501cm" svg:y1="15.43cm" svg:x2="47cm" svg:y2="15.43cm">
            <text:p/>
          </draw:line>
          <draw:line draw:style-name="gr2" draw:layer="layout" svg:x1="47cm" svg:y1="15.43cm" svg:x2="47cm" svg:y2="14.353cm">
            <text:p/>
          </draw:line>
          <draw:line draw:style-name="gr2" draw:layer="layout" svg:x1="47.501cm" svg:y1="14.353cm" svg:x2="47cm" svg:y2="14.353cm">
            <text:p/>
          </draw:line>
          <draw:line draw:style-name="gr2" draw:layer="layout" svg:x1="47.501cm" svg:y1="14.353cm" svg:x2="47.501cm" svg:y2="13.276cm">
            <text:p/>
          </draw:line>
          <draw:line draw:style-name="gr2" draw:layer="layout" svg:x1="47.501cm" svg:y1="13.276cm" svg:x2="47cm" svg:y2="13.276cm">
            <text:p/>
          </draw:line>
          <draw:line draw:style-name="gr2" draw:layer="layout" svg:x1="47cm" svg:y1="13.276cm" svg:x2="47cm" svg:y2="12.2cm">
            <text:p/>
          </draw:line>
          <draw:line draw:style-name="gr2" draw:layer="layout" svg:x1="58.501cm" svg:y1="26.2cm" svg:x2="58.501cm" svg:y2="25.123cm">
            <text:p/>
          </draw:line>
          <draw:line draw:style-name="gr2" draw:layer="layout" svg:x1="59cm" svg:y1="25.123cm" svg:x2="58.501cm" svg:y2="25.123cm">
            <text:p/>
          </draw:line>
          <draw:line draw:style-name="gr2" draw:layer="layout" svg:x1="59cm" svg:y1="25.123cm" svg:x2="59cm" svg:y2="24.046cm">
            <text:p/>
          </draw:line>
          <draw:line draw:style-name="gr2" draw:layer="layout" svg:x1="59cm" svg:y1="24.046cm" svg:x2="58.501cm" svg:y2="24.046cm">
            <text:p/>
          </draw:line>
          <draw:line draw:style-name="gr2" draw:layer="layout" svg:x1="58.501cm" svg:y1="24.046cm" svg:x2="58.501cm" svg:y2="22.969cm">
            <text:p/>
          </draw:line>
          <draw:line draw:style-name="gr2" draw:layer="layout" svg:x1="59cm" svg:y1="22.969cm" svg:x2="58.501cm" svg:y2="22.969cm">
            <text:p/>
          </draw:line>
          <draw:line draw:style-name="gr2" draw:layer="layout" svg:x1="59cm" svg:y1="22.969cm" svg:x2="59cm" svg:y2="21.892cm">
            <text:p/>
          </draw:line>
          <draw:line draw:style-name="gr2" draw:layer="layout" svg:x1="59cm" svg:y1="21.892cm" svg:x2="58.501cm" svg:y2="21.892cm">
            <text:p/>
          </draw:line>
          <draw:line draw:style-name="gr2" draw:layer="layout" svg:x1="58.501cm" svg:y1="21.892cm" svg:x2="58.501cm" svg:y2="20.815cm">
            <text:p/>
          </draw:line>
          <draw:line draw:style-name="gr2" draw:layer="layout" svg:x1="59cm" svg:y1="20.815cm" svg:x2="58.501cm" svg:y2="20.815cm">
            <text:p/>
          </draw:line>
          <draw:line draw:style-name="gr2" draw:layer="layout" svg:x1="59cm" svg:y1="20.815cm" svg:x2="59cm" svg:y2="19.738cm">
            <text:p/>
          </draw:line>
          <draw:line draw:style-name="gr2" draw:layer="layout" svg:x1="59cm" svg:y1="19.738cm" svg:x2="58.501cm" svg:y2="19.738cm">
            <text:p/>
          </draw:line>
          <draw:line draw:style-name="gr2" draw:layer="layout" svg:x1="58.501cm" svg:y1="19.738cm" svg:x2="58.501cm" svg:y2="18.661cm">
            <text:p/>
          </draw:line>
          <draw:line draw:style-name="gr2" draw:layer="layout" svg:x1="59cm" svg:y1="18.661cm" svg:x2="58.501cm" svg:y2="18.661cm">
            <text:p/>
          </draw:line>
          <draw:line draw:style-name="gr2" draw:layer="layout" svg:x1="59cm" svg:y1="18.661cm" svg:x2="59cm" svg:y2="17.584cm">
            <text:p/>
          </draw:line>
          <draw:line draw:style-name="gr2" draw:layer="layout" svg:x1="59cm" svg:y1="17.584cm" svg:x2="58.501cm" svg:y2="17.584cm">
            <text:p/>
          </draw:line>
          <draw:line draw:style-name="gr2" draw:layer="layout" svg:x1="58.501cm" svg:y1="17.584cm" svg:x2="58.501cm" svg:y2="16.507cm">
            <text:p/>
          </draw:line>
          <draw:line draw:style-name="gr2" draw:layer="layout" svg:x1="59cm" svg:y1="16.507cm" svg:x2="58.501cm" svg:y2="16.507cm">
            <text:p/>
          </draw:line>
          <draw:line draw:style-name="gr2" draw:layer="layout" svg:x1="59cm" svg:y1="16.507cm" svg:x2="59cm" svg:y2="15.43cm">
            <text:p/>
          </draw:line>
          <draw:line draw:style-name="gr2" draw:layer="layout" svg:x1="59cm" svg:y1="15.43cm" svg:x2="58.501cm" svg:y2="15.43cm">
            <text:p/>
          </draw:line>
          <draw:line draw:style-name="gr2" draw:layer="layout" svg:x1="58.501cm" svg:y1="15.43cm" svg:x2="58.501cm" svg:y2="14.353cm">
            <text:p/>
          </draw:line>
          <draw:line draw:style-name="gr2" draw:layer="layout" svg:x1="59cm" svg:y1="14.353cm" svg:x2="58.501cm" svg:y2="14.353cm">
            <text:p/>
          </draw:line>
          <draw:line draw:style-name="gr2" draw:layer="layout" svg:x1="59cm" svg:y1="14.353cm" svg:x2="59cm" svg:y2="13.276cm">
            <text:p/>
          </draw:line>
          <draw:line draw:style-name="gr2" draw:layer="layout" svg:x1="59cm" svg:y1="13.276cm" svg:x2="58.501cm" svg:y2="13.276cm">
            <text:p/>
          </draw:line>
          <draw:line draw:style-name="gr2" draw:layer="layout" svg:x1="58.501cm" svg:y1="13.276cm" svg:x2="58.501cm" svg:y2="12.2cm">
            <text:p/>
          </draw:line>
        </draw:g>
        <draw:g>
          <draw:custom-shape draw:style-name="gr4" draw:text-style-name="P1" draw:layer="layout" svg:width="0.4cm" svg:height="0.4cm" draw:transform="rotate (2.35619449019234) translate (9.432cm 10.74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4cm" svg:height="0.4cm" draw:transform="rotate (2.35619449019234) translate (3.634cm 4.95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4cm" svg:height="0.4cm" draw:transform="rotate (0.785398163397448) translate (3.351cm 10.4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4cm" svg:height="0.4cm" draw:transform="rotate (0.785398163397448) translate (9.149cm 4.66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0cm" svg:height="10cm" svg:x="1.566cm" svg:y="2.5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1.2cm" svg:x="5.866cm" svg:y="6.9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1.2cm" svg:x="7.366cm" svg:y="6.9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1.2cm" svg:x="8.866cm" svg:y="6.9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1.2cm" svg:x="2.866cm" svg:y="6.9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1.2cm" svg:x="4.366cm" svg:y="6.9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1.2cm" svg:x="6.666cm" svg:y="8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1.2cm" svg:x="8.166cm" svg:y="8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1.2cm" svg:x="3.666cm" svg:y="8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1.2cm" svg:x="5.166cm" svg:y="8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1.2cm" svg:x="6.666cm" svg:y="5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1.2cm" svg:x="8.166cm" svg:y="5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1.2cm" svg:x="3.666cm" svg:y="5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1.2cm" svg:x="5.166cm" svg:y="5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1.2cm" svg:x="7.366cm" svg:y="9.9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1.2cm" svg:x="4.366cm" svg:y="9.9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1.2cm" svg:x="5.866cm" svg:y="9.9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1.2cm" svg:x="7.366cm" svg:y="3.9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1.2cm" svg:x="4.366cm" svg:y="3.9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1.2cm" svg:x="5.866cm" svg:y="3.9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60cm" fo:page-height="5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1-26T22:05:34</dc:date>
    <dc:creator>Didier Donsez</dc:creator>
    <meta:generator>LibreOffice/4.0.5.2$MacOSX_x86 LibreOffice_project/5464147a081647a250913f19c0715bca595af2f</meta:generator>
    <meta:editing-duration>PT13H57M25S</meta:editing-duration>
    <meta:editing-cycles>5</meta:editing-cycles>
    <meta:document-statistic meta:object-count="931"/>
  </office:meta>
</office:document-meta>
</file>